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654in"/>
    </style:style>
    <style:style style:name="co2" style:family="table-column">
      <style:table-column-properties fo:break-before="auto" style:column-width="6.564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o-change-class</text:p>
          </table:table-cell>
          <table:table-cell office:value-type="string" calcext:value-type="string">
            <text:p>Violation</text:p>
          </table:table-cell>
          <table:table-cell office:value-type="string" calcext:value-type="string">
            <text:p>Comon-percentage</text:p>
          </table:table-cell>
          <table:table-cell office:value-type="string" calcext:value-type="string">
            <text:p>Common-count</text:p>
          </table:table-cell>
          <table:table-cell office:value-type="string" calcext:value-type="string">
            <text:p>Total(Class)</text:p>
          </table:table-cell>
        </table:table-row>
        <table:table-row table:style-name="ro1">
          <table:table-cell office:value-type="string" calcext:value-type="string">
            <text:p>/ant/core/trunk/src/main/org/apache/tools/ant/util/ResourceUtils.java</text:p>
          </table:table-cell>
          <table:table-cell office:value-type="string" calcext:value-type="string">
            <text:p>/ant/core/trunk/src/main/org/apache/tools/ant/DirectoryScann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util/ResourceUtils.java</text:p>
          </table:table-cell>
          <table:table-cell office:value-type="string" calcext:value-type="string">
            <text:p>/ant/core/trunk/src/main/org/apache/tools/ant/taskdefs/Rmic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listener/AnsiColorLogger.java</text:p>
          </table:table-cell>
          <table:table-cell office:value-type="string" calcext:value-type="string">
            <text:p>/ant/core/trunk/src/main/org/apache/tools/ant/NoBannerLogg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ReflectUtil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ant/core/trunk/src/main/org/apache/tools/ant/util/ReflectUtil.java</text:p>
          </table:table-cell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ant/core/trunk/src/main/org/apache/tools/ant/types/FilterSet.java</text:p>
          </table:table-cell>
          <table:table-cell office:value-type="string" calcext:value-type="string">
            <text:p>/ant/core/trunk/src/main/org/apache/tools/ant/types/PatternSet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ypes/FilterSet.java</text:p>
          </table:table-cell>
          <table:table-cell office:value-type="string" calcext:value-type="string">
            <text:p>/ant/core/trunk/src/main/org/apache/tools/ant/types/Permission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util/LeadPipeInputStream.java</text:p>
          </table:table-cell>
          <table:table-cell office:value-type="string" calcext:value-type="string">
            <text:p>/ant/core/trunk/src/main/org/apache/tools/ant/util/Base64Conver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LeadPipeInputStream.java</text:p>
          </table:table-cell>
          <table:table-cell office:value-type="string" calcext:value-type="string">
            <text:p>/ant/core/trunk/src/main/org/apache/tools/ant/util/DateUtil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optional/JavaxScriptRunner.java</text:p>
          </table:table-cell>
          <table:table-cell office:value-type="string" calcext:value-type="string">
            <text:p>/ant/core/trunk/src/main/org/apache/tools/ant/util/ScriptRunnerBase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util/Watchdog.java</text:p>
          </table:table-cell>
          <table:table-cell office:value-type="string" calcext:value-type="string">
            <text:p>/ant/core/trunk/src/main/org/apache/tools/ant/taskdefs/Redirecto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Diagnostics.java</text:p>
          </table:table-cell>
          <table:table-cell office:value-type="string" calcext:value-type="string">
            <text:p>/ant/core/trunk/src/main/org/apache/tools/ant/helper/ProjectHelper2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Diagnostics.java</text:p>
          </table:table-cell>
          <table:table-cell office:value-type="string" calcext:value-type="string">
            <text:p>/ant/core/trunk/src/main/org/apache/tools/ant/helper/ProjectHelperImp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ExitStatusException.java</text:p>
          </table:table-cell>
          <table:table-cell office:value-type="string" calcext:value-type="string">
            <text:p>/ant/core/trunk/src/main/org/apache/tools/ant/BuildEv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ExitStatusException.java</text:p>
          </table:table-cell>
          <table:table-cell office:value-type="string" calcext:value-type="string">
            <text:p>/ant/core/trunk/src/main/org/apache/tools/ant/Build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ExecTask.java</text:p>
          </table:table-cell>
          <table:table-cell office:value-type="string" calcext:value-type="string">
            <text:p>/ant/core/trunk/src/main/org/apache/tools/ant/taskdefs/Checksu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GUnzip.java</text:p>
          </table:table-cell>
          <table:table-cell office:value-type="string" calcext:value-type="string">
            <text:p>/ant/core/trunk/src/main/org/apache/tools/ant/taskdefs/Checksu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tests/junit/org/apache/tools/ant/types/selectors/ModifiedSelectorTest.java</text:p>
          </table:table-cell>
          <table:table-cell office:value-type="string" calcext:value-type="string">
            <text:p>/ant/core/trunk/src/main/org/apache/tools/ant/taskdefs/Execut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SignJar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SignJar.java</text:p>
          </table:table-cell>
          <table:table-cell office:value-type="string" calcext:value-type="string">
            <text:p>/ant/core/trunk/src/main/org/apache/tools/ant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cript/ScriptDef.java</text:p>
          </table:table-cell>
          <table:table-cell office:value-type="string" calcext:value-type="string">
            <text:p>/ant/core/trunk/src/main/org/apache/tools/ant/util/ScriptRunnerBas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cript/ScriptDef.java</text:p>
          </table:table-cell>
          <table:table-cell office:value-type="string" calcext:value-type="string">
            <text:p>/ant/core/trunk/src/main/org/apache/tools/ant/util/ScriptRunnerHelp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DirectoryScanner.java</text:p>
          </table:table-cell>
          <table:table-cell office:value-type="string" calcext:value-type="string">
            <text:p>/ant/core/trunk/src/main/org/apache/tools/ant/taskdefs/Javac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DirectoryScanner.java</text:p>
          </table:table-cell>
          <table:table-cell office:value-type="string" calcext:value-type="string">
            <text:p>/ant/core/trunk/src/main/org/apache/tools/ant/taskdefs/Rmic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rmic/DefaultRmicAdapter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ant/core/trunk/src/main/org/apache/tools/ant/taskdefs/rmic/DefaultRmicAdapter.java</text:p>
          </table:table-cell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ant/core/trunk/src/main/org/apache/tools/ant/taskdefs/condition/ConditionBase.java</text:p>
          </table:table-cell>
          <table:table-cell office:value-type="string" calcext:value-type="string">
            <text:p>/ant/core/trunk/src/main/org/apache/tools/ant/AntTypeDefinitio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condition/ConditionBase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testing/BlockFor.java</text:p>
          </table:table-cell>
          <table:table-cell office:value-type="string" calcext:value-type="string">
            <text:p>/ant/core/trunk/src/main/org/apache/tools/ant/taskdefs/WaitFor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PropertyHelperTask.java</text:p>
          </table:table-cell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main/org/apache/tools/ant/taskdefs/PropertyHelperTask.java</text:p>
          </table:table-cell>
          <table:table-cell office:value-type="string" calcext:value-type="string">
            <text:p>/ant/core/trunk/src/main/org/apache/tools/ant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unix/Symlink.java</text:p>
          </table:table-cell>
          <table:table-cell office:value-type="string" calcext:value-type="string">
            <text:p>/ant/core/trunk/src/main/org/apache/tools/ant/taskdefs/Execute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choProperties.java</text:p>
          </table:table-cell>
          <table:table-cell office:value-type="string" calcext:value-type="string">
            <text:p>/ant/core/trunk/src/main/org/apache/tools/ant/BuildEvent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choProperties.java</text:p>
          </table:table-cell>
          <table:table-cell office:value-type="string" calcext:value-type="string">
            <text:p>/ant/core/trunk/src/main/org/apache/tools/ant/Build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KeySubst.java</text:p>
          </table:table-cell>
          <table:table-cell office:value-type="string" calcext:value-type="string">
            <text:p>/ant/core/trunk/src/main/org/apache/tools/ant/taskdefs/Execut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StringUtils.java</text:p>
          </table:table-cell>
          <table:table-cell office:value-type="string" calcext:value-type="string">
            <text:p>/ant/core/trunk/src/main/org/apache/tools/ant/taskdefs/optional/jsp/JspNameMangler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main/org/apache/tools/ant/util/StringUtils.java</text:p>
          </table:table-cell>
          <table:table-cell office:value-type="string" calcext:value-type="string">
            <text:p>/ant/core/trunk/src/tests/junit/org/apache/tools/ant/util/StringUtilsTest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main/org/apache/tools/ant/DefaultLogger.java</text:p>
          </table:table-cell>
          <table:table-cell office:value-type="string" calcext:value-type="string">
            <text:p>/ant/core/trunk/src/main/org/apache/tools/ant/NoBannerLogg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util/IdentityStack.java</text:p>
          </table:table-cell>
          <table:table-cell office:value-type="string" calcext:value-type="string">
            <text:p>/ant/core/trunk/src/main/org/apache/tools/ant/BuildEv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IdentityStack.java</text:p>
          </table:table-cell>
          <table:table-cell office:value-type="string" calcext:value-type="string">
            <text:p>/ant/core/trunk/src/main/org/apache/tools/ant/Build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Parallel.java</text:p>
          </table:table-cell>
          <table:table-cell office:value-type="string" calcext:value-type="string">
            <text:p>/ant/core/trunk/src/main/org/apache/tools/ant/taskdefs/Redirecto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Parallel.java</text:p>
          </table:table-cell>
          <table:table-cell office:value-type="string" calcext:value-type="string">
            <text:p>/ant/core/trunk/src/main/org/apache/tools/ant/taskdefs/WaitFo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IntrospectionHelper.java</text:p>
          </table:table-cell>
          <table:table-cell office:value-type="string" calcext:value-type="string">
            <text:p>/ant/core/trunk/src/main/org/apache/tools/ant/AntTypeDefinition.java</text:p>
          </table:table-cell>
          <table:table-cell office:value-type="float" office:value="1" calcext:value-type="float">
            <text:p>1</text:p>
          </table:table-cell>
          <table:table-cell office:value-type="float" office:value="7.69230769230769" calcext:value-type="float">
            <text:p>7.692307692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ant/core/trunk/src/main/org/apache/tools/ant/IntrospectionHelper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JUnitTask.java</text:p>
          </table:table-cell>
          <table:table-cell office:value-type="string" calcext:value-type="string">
            <text:p>/ant/core/trunk/src/main/org/apache/tools/ant/taskdefs/Execute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ant/core/trunk/src/main/org/apache/tools/ant/taskdefs/Redirector.java</text:p>
          </table:table-cell>
          <table:table-cell office:value-type="string" calcext:value-type="string">
            <text:p>/ant/core/trunk/src/main/org/apache/tools/ant/taskdefs/ProcessDestroy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BaseResourceCollectionContainer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BaseResourceCollectionContainer.java</text:p>
          </table:table-cell>
          <table:table-cell office:value-type="string" calcext:value-type="string">
            <text:p>/ant/core/trunk/src/main/org/apache/tools/ant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Pack.java</text:p>
          </table:table-cell>
          <table:table-cell office:value-type="string" calcext:value-type="string">
            <text:p>/ant/core/trunk/src/main/org/apache/tools/ant/taskdefs/Checksum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BuildException.java</text:p>
          </table:table-cell>
          <table:table-cell office:value-type="string" calcext:value-type="string">
            <text:p>/ant/core/trunk/src/main/org/apache/tools/ant/BuildEv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BuildException.java</text:p>
          </table:table-cell>
          <table:table-cell office:value-type="string" calcext:value-type="string">
            <text:p>/ant/core/trunk/src/main/org/apache/tools/ant/Exit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compilers/DefaultCompilerAdapter.java</text:p>
          </table:table-cell>
          <table:table-cell office:value-type="string" calcext:value-type="string">
            <text:p>/ant/core/trunk/src/main/org/apache/tools/ant/taskdefs/Execute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taskdefs/Zip.java</text:p>
          </table:table-cell>
          <table:table-cell office:value-type="string" calcext:value-type="string">
            <text:p>/ant/core/trunk/src/main/org/apache/tools/ant/taskdefs/Execute.java</text:p>
          </table:table-cell>
          <table:table-cell office:value-type="float" office:value="1" calcext:value-type="float">
            <text:p>1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ant/core/trunk/src/main/org/apache/tools/ant/ComponentHelper.java</text:p>
          </table:table-cell>
          <table:table-cell office:value-type="string" calcext:value-type="string">
            <text:p>/ant/core/trunk/src/main/org/apache/tools/ant/AntClassLoader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ant/core/trunk/src/main/org/apache/tools/ant/ComponentHelper.java</text:p>
          </table:table-cell>
          <table:table-cell office:value-type="string" calcext:value-type="string">
            <text:p>/ant/core/trunk/src/main/org/apache/tools/ant/AntTypeDefinition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ant/core/trunk/src/main/org/apache/tools/ant/util/WorkerAnt.java</text:p>
          </table:table-cell>
          <table:table-cell office:value-type="string" calcext:value-type="string">
            <text:p>/ant/core/trunk/src/main/org/apache/tools/ant/taskdefs/WaitFor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main/org/apache/tools/ant/util/WorkerAnt.java</text:p>
          </table:table-cell>
          <table:table-cell office:value-type="string" calcext:value-type="string">
            <text:p>/ant/core/trunk/src/main/org/apache/tools/ant/taskdefs/optional/junit/JUnitTask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main/org/apache/tools/ant/taskdefs/Get.java</text:p>
          </table:table-cell>
          <table:table-cell office:value-type="string" calcext:value-type="string">
            <text:p>/ant/core/trunk/src/main/org/apache/tools/ant/taskdefs/Checksum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ypes/selectors/modifiedselector/ModifiedSelector.java</text:p>
          </table:table-cell>
          <table:table-cell office:value-type="string" calcext:value-type="string">
            <text:p>/ant/core/trunk/src/main/org/apache/tools/ant/taskdefs/Execute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main/org/apache/tools/ant/types/selectors/modifiedselector/ModifiedSelector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main/org/apache/tools/ant/helper/ProjectHelperImpl.java</text:p>
          </table:table-cell>
          <table:table-cell office:value-type="string" calcext:value-type="string">
            <text:p>/ant/core/trunk/src/main/org/apache/tools/ant/Diagnostic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helper/ProjectHelperImpl.java</text:p>
          </table:table-cell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ypes/selectors/DateSelector.java</text:p>
          </table:table-cell>
          <table:table-cell office:value-type="string" calcext:value-type="string">
            <text:p>/ant/core/trunk/src/main/org/apache/tools/ant/filters/HeadFil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selectors/DateSelector.java</text:p>
          </table:table-cell>
          <table:table-cell office:value-type="string" calcext:value-type="string">
            <text:p>/ant/core/trunk/src/main/org/apache/tools/ant/filters/TabsToSpace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ContainerMapper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ContainerMapper.java</text:p>
          </table:table-cell>
          <table:table-cell office:value-type="string" calcext:value-type="string">
            <text:p>/ant/core/trunk/src/main/org/apache/tools/ant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dispatch/DispatchUtils.java</text:p>
          </table:table-cell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dispatch/DispatchUtils.java</text:p>
          </table:table-cell>
          <table:table-cell office:value-type="string" calcext:value-type="string">
            <text:p>/ant/core/trunk/src/main/org/apache/tools/ant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AntTypeDefinition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AntTypeDefinition.java</text:p>
          </table:table-cell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testing/Funtest.java</text:p>
          </table:table-cell>
          <table:table-cell office:value-type="string" calcext:value-type="string">
            <text:p>/ant/core/trunk/src/main/org/apache/tools/ant/taskdefs/WaitFo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ant/core/trunk/src/main/org/apache/tools/ant/taskdefs/XSLTProcess.java</text:p>
          </table:table-cell>
          <table:table-cell office:value-type="string" calcext:value-type="string">
            <text:p>/ant/core/trunk/src/main/org/apache/tools/ant/XmlLogg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XSLTProcess.java</text:p>
          </table:table-cell>
          <table:table-cell office:value-type="string" calcext:value-type="string">
            <text:p>/ant/core/trunk/src/main/org/apache/tools/ant/taskdefs/Available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launch/Locator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ant/core/trunk/src/main/org/apache/tools/ant/launch/Locator.java</text:p>
          </table:table-cell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ant/core/trunk/src/main/org/apache/tools/ant/taskdefs/condition/Equals.java</text:p>
          </table:table-cell>
          <table:table-cell office:value-type="string" calcext:value-type="string">
            <text:p>/ant/core/trunk/src/main/org/apache/tools/ant/taskdefs/Available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util/DateUtils.java</text:p>
          </table:table-cell>
          <table:table-cell office:value-type="string" calcext:value-type="string">
            <text:p>/ant/core/trunk/src/main/org/apache/tools/ant/util/LeadPipeInputStre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ConditionTask.java</text:p>
          </table:table-cell>
          <table:table-cell office:value-type="string" calcext:value-type="string">
            <text:p>/ant/core/trunk/src/main/org/apache/tools/ant/taskdefs/Availabl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ConditionTask.java</text:p>
          </table:table-cell>
          <table:table-cell office:value-type="string" calcext:value-type="string">
            <text:p>/ant/core/trunk/src/main/org/apache/tools/ant/taskdefs/Componentdef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Expand.java</text:p>
          </table:table-cell>
          <table:table-cell office:value-type="string" calcext:value-type="string">
            <text:p>/ant/core/trunk/src/main/org/apache/tools/ant/taskdefs/Available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util/JavaEnvUtils.java</text:p>
          </table:table-cell>
          <table:table-cell office:value-type="string" calcext:value-type="string">
            <text:p>/ant/core/trunk/src/main/org/apache/tools/ant/taskdefs/Execut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util/JavaEnvUtils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Available.java</text:p>
          </table:table-cell>
          <table:table-cell office:value-type="string" calcext:value-type="string">
            <text:p>/ant/core/trunk/src/main/org/apache/tools/ant/taskdefs/Componentdef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Available.java</text:p>
          </table:table-cell>
          <table:table-cell office:value-type="string" calcext:value-type="string">
            <text:p>/ant/core/trunk/src/main/org/apache/tools/ant/taskdefs/Concat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filters/FixCrLfFilter.java</text:p>
          </table:table-cell>
          <table:table-cell office:value-type="string" calcext:value-type="string">
            <text:p>/ant/core/trunk/src/main/org/apache/tools/ant/taskdefs/WaitFo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avah.java</text:p>
          </table:table-cell>
          <table:table-cell office:value-type="string" calcext:value-type="string">
            <text:p>/ant/core/trunk/src/main/org/apache/tools/ant/types/Resource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DOMUtil.java</text:p>
          </table:table-cell>
          <table:table-cell office:value-type="string" calcext:value-type="string">
            <text:p>/ant/core/trunk/src/main/org/apache/tools/ant/BuildEv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DOMUtil.java</text:p>
          </table:table-cell>
          <table:table-cell office:value-type="string" calcext:value-type="string">
            <text:p>/ant/core/trunk/src/main/org/apache/tools/ant/Build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RegexpPatternMapper.java</text:p>
          </table:table-cell>
          <table:table-cell office:value-type="string" calcext:value-type="string">
            <text:p>/ant/core/trunk/src/main/org/apache/tools/ant/util/DOMElementWri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RegexpPatternMapper.java</text:p>
          </table:table-cell>
          <table:table-cell office:value-type="string" calcext:value-type="string">
            <text:p>/ant/core/trunk/src/main/org/apache/tools/ant/util/depend/bcel/DependencyVisito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selectors/ContainsRegexpSelector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selectors/ContainsRegexpSelector.java</text:p>
          </table:table-cell>
          <table:table-cell office:value-type="string" calcext:value-type="string">
            <text:p>/ant/core/trunk/src/main/org/apache/tools/ant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et/TelnetTask.java</text:p>
          </table:table-cell>
          <table:table-cell office:value-type="string" calcext:value-type="string">
            <text:p>/ant/core/trunk/src/main/org/apache/tools/ant/taskdefs/Redirecto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perforce/P4Fstat.java</text:p>
          </table:table-cell>
          <table:table-cell office:value-type="string" calcext:value-type="string">
            <text:p>/ant/core/trunk/src/main/org/apache/tools/ant/taskdefs/Manifes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Permissions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types/Permissions.java</text:p>
          </table:table-cell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util/regexp/JakartaOroRegexp.java</text:p>
          </table:table-cell>
          <table:table-cell office:value-type="string" calcext:value-type="string">
            <text:p>/ant/core/trunk/src/main/org/apache/tools/ant/util/DOMElementWrit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util/regexp/JakartaOroRegexp.java</text:p>
          </table:table-cell>
          <table:table-cell office:value-type="string" calcext:value-type="string">
            <text:p>/ant/core/trunk/src/main/org/apache/tools/ant/util/RegexpPatternMapp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ypes/selectors/SizeSelector.java</text:p>
          </table:table-cell>
          <table:table-cell office:value-type="string" calcext:value-type="string">
            <text:p>/ant/core/trunk/src/main/org/apache/tools/ant/filters/HeadFilt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ypes/selectors/SizeSelector.java</text:p>
          </table:table-cell>
          <table:table-cell office:value-type="string" calcext:value-type="string">
            <text:p>/ant/core/trunk/src/main/org/apache/tools/ant/filters/TabsToSpace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XmlLogger.java</text:p>
          </table:table-cell>
          <table:table-cell office:value-type="string" calcext:value-type="string">
            <text:p>/ant/core/trunk/src/main/org/apache/tools/ant/taskdefs/XmlPropert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ManifestTask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ant/core/trunk/src/main/org/apache/tools/ant/taskdefs/ManifestTask.java</text:p>
          </table:table-cell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ant/core/trunk/src/main/org/apache/tools/ant/taskdefs/Jar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ant/core/trunk/src/main/org/apache/tools/ant/taskdefs/Jar.java</text:p>
          </table:table-cell>
          <table:table-cell office:value-type="string" calcext:value-type="string">
            <text:p>/ant/core/trunk/src/main/org/apache/tools/ant/Main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ant/core/trunk/src/main/org/apache/tools/ant/taskdefs/DependSet.java</text:p>
          </table:table-cell>
          <table:table-cell office:value-type="string" calcext:value-type="string">
            <text:p>/ant/core/trunk/src/main/org/apache/tools/ant/taskdefs/Availabl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perforce/P4Base.java</text:p>
          </table:table-cell>
          <table:table-cell office:value-type="string" calcext:value-type="string">
            <text:p>/ant/core/trunk/src/main/org/apache/tools/ant/taskdefs/cvslib/CvsTagDiff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Cab.java</text:p>
          </table:table-cell>
          <table:table-cell office:value-type="string" calcext:value-type="string">
            <text:p>/ant/core/trunk/src/main/org/apache/tools/ant/taskdefs/Execut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MagicNames.java</text:p>
          </table:table-cell>
          <table:table-cell office:value-type="string" calcext:value-type="string">
            <text:p>/ant/core/trunk/src/main/org/apache/tools/ant/Projec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sh/SSHExec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sh/SSHExec.java</text:p>
          </table:table-cell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ant/core/trunk/src/main/org/apache/tools/ant/taskdefs/Ant.java</text:p>
          </table:table-cell>
          <table:table-cell office:value-type="string" calcext:value-type="string">
            <text:p>/ant/core/trunk/src/main/org/apache/tools/ant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condition/IsSigned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condition/IsSigned.java</text:p>
          </table:table-cell>
          <table:table-cell office:value-type="string" calcext:value-type="string">
            <text:p>/ant/core/trunk/src/main/org/apache/tools/ant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Execute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taskdefs/Execute.java</text:p>
          </table:table-cell>
          <table:table-cell office:value-type="string" calcext:value-type="string">
            <text:p>/ant/core/trunk/src/main/org/apache/tools/ant/Main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util/ScriptRunnerHelper.java</text:p>
          </table:table-cell>
          <table:table-cell office:value-type="string" calcext:value-type="string">
            <text:p>/ant/core/trunk/src/main/org/apache/tools/ant/taskdefs/optional/script/ScriptDef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util/ScriptRunnerHelper.java</text:p>
          </table:table-cell>
          <table:table-cell office:value-type="string" calcext:value-type="string">
            <text:p>/ant/core/trunk/src/main/org/apache/tools/ant/types/FilterSet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Ear.java</text:p>
          </table:table-cell>
          <table:table-cell office:value-type="string" calcext:value-type="string">
            <text:p>/ant/core/trunk/src/main/org/apache/tools/ant/taskdefs/Availabl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compilers/Jikes.java</text:p>
          </table:table-cell>
          <table:table-cell office:value-type="string" calcext:value-type="string">
            <text:p>/ant/core/trunk/src/main/org/apache/tools/ant/XmlLogg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tests/junit/org/apache/tools/ant/taskdefs/JavaTest.java</text:p>
          </table:table-cell>
          <table:table-cell office:value-type="string" calcext:value-type="string">
            <text:p>/ant/core/trunk/src/main/org/apache/tools/ant/taskdefs/Execut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i18n/Translate.java</text:p>
          </table:table-cell>
          <table:table-cell office:value-type="string" calcext:value-type="string">
            <text:p>/ant/core/trunk/src/main/org/apache/tools/ant/taskdefs/cvslib/CvsTagDiff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Description.java</text:p>
          </table:table-cell>
          <table:table-cell office:value-type="string" calcext:value-type="string">
            <text:p>/ant/core/trunk/src/main/org/apache/tools/ant/MagicName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Description.java</text:p>
          </table:table-cell>
          <table:table-cell office:value-type="string" calcext:value-type="string">
            <text:p>/ant/core/trunk/src/main/org/apache/tools/ant/Projec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ProcessDestroyer.java</text:p>
          </table:table-cell>
          <table:table-cell office:value-type="string" calcext:value-type="string">
            <text:p>/ant/core/trunk/src/main/org/apache/tools/ant/taskdefs/Redirecto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util/FileUtils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4.76190476190476" calcext:value-type="float">
            <text:p>4.76190476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/ant/core/trunk/src/main/org/apache/tools/ant/util/FileUtils.java</text:p>
          </table:table-cell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  <table:table-cell office:value-type="float" office:value="4.76190476190476" calcext:value-type="float">
            <text:p>4.76190476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/ant/core/trunk/src/main/org/apache/tools/ant/util/SourceFileScanner.java</text:p>
          </table:table-cell>
          <table:table-cell office:value-type="string" calcext:value-type="string">
            <text:p>/ant/core/trunk/src/main/org/apache/tools/ant/DirectoryScann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SourceFileScanner.java</text:p>
          </table:table-cell>
          <table:table-cell office:value-type="string" calcext:value-type="string">
            <text:p>/ant/core/trunk/src/main/org/apache/tools/ant/taskdefs/Rmic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Jikes.java</text:p>
          </table:table-cell>
          <table:table-cell office:value-type="string" calcext:value-type="string">
            <text:p>/ant/core/trunk/src/main/org/apache/tools/ant/taskdefs/Execut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BUnzip2.java</text:p>
          </table:table-cell>
          <table:table-cell office:value-type="string" calcext:value-type="string">
            <text:p>/ant/core/trunk/src/main/org/apache/tools/ant/taskdefs/Checksu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Main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Main.java</text:p>
          </table:table-cell>
          <table:table-cell office:value-type="string" calcext:value-type="string">
            <text:p>/ant/core/trunk/src/main/org/apache/tools/ant/filters/StripJavaComments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taskdefs/Componentdef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filters/StripJavaComments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filters/StripJavaComments.java</text:p>
          </table:table-cell>
          <table:table-cell office:value-type="string" calcext:value-type="string">
            <text:p>/ant/core/trunk/src/main/org/apache/tools/ant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Tar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Tar.java</text:p>
          </table:table-cell>
          <table:table-cell office:value-type="string" calcext:value-type="string">
            <text:p>/ant/core/trunk/src/main/org/apache/tools/ant/Main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util/regexp/RegexpMatcherFactory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util/regexp/RegexpMatcherFactory.java</text:p>
          </table:table-cell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cvslib/CvsTagEntry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cvslib/CvsTagEntry.java</text:p>
          </table:table-cell>
          <table:table-cell office:value-type="string" calcext:value-type="string">
            <text:p>/ant/core/trunk/src/main/org/apache/tools/ant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RuntimeConfigurable.java</text:p>
          </table:table-cell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RuntimeConfigurable.java</text:p>
          </table:table-cell>
          <table:table-cell office:value-type="string" calcext:value-type="string">
            <text:p>/ant/core/trunk/src/main/org/apache/tools/ant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Definer.java</text:p>
          </table:table-cell>
          <table:table-cell office:value-type="string" calcext:value-type="string">
            <text:p>/ant/core/trunk/src/main/org/apache/tools/ant/AntTypeDefinitio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Definer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ypes/ZipScanner.java</text:p>
          </table:table-cell>
          <table:table-cell office:value-type="string" calcext:value-type="string">
            <text:p>/ant/core/trunk/src/main/org/apache/tools/ant/types/FilterSet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UpToDate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UpToDate.java</text:p>
          </table:table-cell>
          <table:table-cell office:value-type="string" calcext:value-type="string">
            <text:p>/ant/core/trunk/src/main/org/apache/tools/ant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tests/junit/org/apache/tools/ant/taskdefs/ManifestTest.java</text:p>
          </table:table-cell>
          <table:table-cell office:value-type="string" calcext:value-type="string">
            <text:p>/ant/core/trunk/src/main/org/apache/tools/ant/taskdefs/Manifest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Retry.java</text:p>
          </table:table-cell>
          <table:table-cell office:value-type="string" calcext:value-type="string">
            <text:p>/ant/core/trunk/src/main/org/apache/tools/ant/taskdefs/Available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ant/core/trunk/src/main/org/apache/tools/ant/taskdefs/RecorderEntry.java</text:p>
          </table:table-cell>
          <table:table-cell office:value-type="string" calcext:value-type="string">
            <text:p>/ant/core/trunk/src/main/org/apache/tools/ant/taskdefs/Redirecto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tests/junit/org/apache/tools/ant/taskdefs/ExecTaskTest.java</text:p>
          </table:table-cell>
          <table:table-cell office:value-type="string" calcext:value-type="string">
            <text:p>/ant/core/trunk/src/main/org/apache/tools/ant/taskdefs/Execut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FailureRecorder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FailureRecorder.java</text:p>
          </table:table-cell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ant/core/trunk/src/main/org/apache/tools/ant/types/selectors/SelectorUtils.java</text:p>
          </table:table-cell>
          <table:table-cell office:value-type="string" calcext:value-type="string">
            <text:p>/ant/core/trunk/src/main/org/apache/tools/ant/DirectoryScanner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main/org/apache/tools/ant/types/selectors/SelectorUtils.java</text:p>
          </table:table-cell>
          <table:table-cell office:value-type="string" calcext:value-type="string">
            <text:p>/ant/core/trunk/src/main/org/apache/tools/ant/taskdefs/Rmic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main/org/apache/tools/ant/taskdefs/Javadoc.java</text:p>
          </table:table-cell>
          <table:table-cell office:value-type="string" calcext:value-type="string">
            <text:p>/ant/core/trunk/src/main/org/apache/tools/ant/taskdefs/Execut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Javadoc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Concat.java</text:p>
          </table:table-cell>
          <table:table-cell office:value-type="string" calcext:value-type="string">
            <text:p>/ant/core/trunk/src/main/org/apache/tools/ant/taskdefs/Available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main/org/apache/tools/ant/util/ScriptRunnerBase.java</text:p>
          </table:table-cell>
          <table:table-cell office:value-type="string" calcext:value-type="string">
            <text:p>/ant/core/trunk/src/main/org/apache/tools/ant/filters/ExpandProperties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util/ScriptRunnerBase.java</text:p>
          </table:table-cell>
          <table:table-cell office:value-type="string" calcext:value-type="string">
            <text:p>/ant/core/trunk/src/main/org/apache/tools/ant/input/SecureInputHandler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ProjectHelper.java</text:p>
          </table:table-cell>
          <table:table-cell office:value-type="string" calcext:value-type="string">
            <text:p>/ant/core/trunk/src/main/org/apache/tools/ant/helper/ProjectHelper2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FileResource.java</text:p>
          </table:table-cell>
          <table:table-cell office:value-type="string" calcext:value-type="string">
            <text:p>/ant/core/trunk/src/main/org/apache/tools/ant/types/resources/FileProvid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plash/SplashTask.java</text:p>
          </table:table-cell>
          <table:table-cell office:value-type="string" calcext:value-type="string">
            <text:p>/ant/core/trunk/src/main/org/apache/tools/ant/taskdefs/Redirecto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WaitFor.java</text:p>
          </table:table-cell>
          <table:table-cell office:value-type="string" calcext:value-type="string">
            <text:p>/ant/core/trunk/src/main/org/apache/tools/ant/filters/FixCrLfFilter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taskdefs/WaitFor.java</text:p>
          </table:table-cell>
          <table:table-cell office:value-type="string" calcext:value-type="string">
            <text:p>/ant/core/trunk/src/main/org/apache/tools/ant/taskdefs/Paralle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util/StringTokenizer.java</text:p>
          </table:table-cell>
          <table:table-cell office:value-type="string" calcext:value-type="string">
            <text:p>/ant/core/trunk/src/main/org/apache/tools/ant/util/Base64Conver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StringTokenizer.java</text:p>
          </table:table-cell>
          <table:table-cell office:value-type="string" calcext:value-type="string">
            <text:p>/ant/core/trunk/src/main/org/apache/tools/ant/util/DateUtil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ClasspathUtils.java</text:p>
          </table:table-cell>
          <table:table-cell office:value-type="string" calcext:value-type="string">
            <text:p>/ant/core/trunk/src/main/org/apache/tools/ant/types/FilterSet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util/ClasspathUtils.java</text:p>
          </table:table-cell>
          <table:table-cell office:value-type="string" calcext:value-type="string">
            <text:p>/ant/core/trunk/src/main/org/apache/tools/ant/types/PatternSet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cvslib/CvsTagDiff.java</text:p>
          </table:table-cell>
          <table:table-cell office:value-type="string" calcext:value-type="string">
            <text:p>/ant/core/trunk/src/main/org/apache/tools/ant/taskdefs/Execute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cvslib/CvsTagDiff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ypes/Quantifier.java</text:p>
          </table:table-cell>
          <table:table-cell office:value-type="string" calcext:value-type="string">
            <text:p>/ant/core/trunk/src/main/org/apache/tools/ant/taskdefs/optional/net/RExecTask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Quantifier.java</text:p>
          </table:table-cell>
          <table:table-cell office:value-type="string" calcext:value-type="string">
            <text:p>/ant/core/trunk/src/main/org/apache/tools/ant/taskdefs/optional/sos/SO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Replace.java</text:p>
          </table:table-cell>
          <table:table-cell office:value-type="string" calcext:value-type="string">
            <text:p>/ant/core/trunk/src/main/org/apache/tools/ant/taskdefs/Execut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Move.java</text:p>
          </table:table-cell>
          <table:table-cell office:value-type="string" calcext:value-type="string">
            <text:p>/ant/core/trunk/src/main/org/apache/tools/ant/util/FileUtils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tests/junit/org/apache/tools/ant/util/StringUtilsTest.java</text:p>
          </table:table-cell>
          <table:table-cell office:value-type="string" calcext:value-type="string">
            <text:p>/ant/core/trunk/src/main/org/apache/tools/ant/util/StringUtil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listener/TimestampedLogger.java</text:p>
          </table:table-cell>
          <table:table-cell office:value-type="string" calcext:value-type="string">
            <text:p>/ant/core/trunk/src/main/org/apache/tools/ant/DefaultLogg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listener/TimestampedLogger.java</text:p>
          </table:table-cell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depend/Depend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depend/Depend.java</text:p>
          </table:table-cell>
          <table:table-cell office:value-type="string" calcext:value-type="string">
            <text:p>/ant/core/trunk/src/main/org/apache/tools/ant/DirectoryScanner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taskdefs/Manifest.java</text:p>
          </table:table-cell>
          <table:table-cell office:value-type="string" calcext:value-type="string">
            <text:p>/ant/core/trunk/src/main/org/apache/tools/ant/taskdefs/Propert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Manifest.java</text:p>
          </table:table-cell>
          <table:table-cell office:value-type="string" calcext:value-type="string">
            <text:p>/ant/core/trunk/src/main/org/apache/tools/ant/taskdefs/optional/perforce/P4Fsta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NoBannerLogger.java</text:p>
          </table:table-cell>
          <table:table-cell office:value-type="string" calcext:value-type="string">
            <text:p>/ant/core/trunk/src/main/org/apache/tools/ant/listener/AnsiColorLogg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JDBCTask.java</text:p>
          </table:table-cell>
          <table:table-cell office:value-type="string" calcext:value-type="string">
            <text:p>/ant/core/trunk/src/main/org/apache/tools/ant/taskdefs/Execut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sh/ScpFromMessageBySftp.java</text:p>
          </table:table-cell>
          <table:table-cell office:value-type="string" calcext:value-type="string">
            <text:p>/ant/core/trunk/src/main/org/apache/tools/ant/taskdefs/cvslib/CvsTagDiff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Property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ant/core/trunk/src/main/org/apache/tools/ant/taskdefs/Property.java</text:p>
          </table:table-cell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ant/core/trunk/src/main/org/apache/tools/ant/taskdefs/email/EmailTask.java</text:p>
          </table:table-cell>
          <table:table-cell office:value-type="string" calcext:value-type="string">
            <text:p>/ant/core/trunk/src/main/org/apache/tools/ant/taskdefs/compilers/DefaultCompilerAdap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email/EmailTask.java</text:p>
          </table:table-cell>
          <table:table-cell office:value-type="string" calcext:value-type="string">
            <text:p>/ant/core/trunk/src/main/org/apache/tools/ant/taskdefs/cvslib/ChangeLogPars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Rmic.java</text:p>
          </table:table-cell>
          <table:table-cell office:value-type="string" calcext:value-type="string">
            <text:p>/ant/core/trunk/src/main/org/apache/tools/ant/DirectoryScanner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ant/core/trunk/src/main/org/apache/tools/ant/taskdefs/Rmic.java</text:p>
          </table:table-cell>
          <table:table-cell office:value-type="string" calcext:value-type="string">
            <text:p>/ant/core/trunk/src/main/org/apache/tools/ant/taskdefs/Available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ant/core/trunk/src/main/org/apache/tools/ant/util/regexp/JakartaRegexpRegexp.java</text:p>
          </table:table-cell>
          <table:table-cell office:value-type="string" calcext:value-type="string">
            <text:p>/ant/core/trunk/src/main/org/apache/tools/ant/util/DOMElementWrit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util/regexp/JakartaRegexpRegexp.java</text:p>
          </table:table-cell>
          <table:table-cell office:value-type="string" calcext:value-type="string">
            <text:p>/ant/core/trunk/src/main/org/apache/tools/ant/util/RegexpPatternMapp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util/regexp/RegexpFactory.java</text:p>
          </table:table-cell>
          <table:table-cell office:value-type="string" calcext:value-type="string">
            <text:p>/ant/core/trunk/src/main/org/apache/tools/ant/types/selectors/SizeSelecto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util/regexp/RegexpFactory.java</text:p>
          </table:table-cell>
          <table:table-cell office:value-type="string" calcext:value-type="string">
            <text:p>/ant/core/trunk/src/main/org/apache/tools/ant/util/regexp/RegexpMatcherFactor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PropertyHelper.java</text:p>
          </table:table-cell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ant/core/trunk/src/main/org/apache/tools/ant/PropertyHelper.java</text:p>
          </table:table-cell>
          <table:table-cell office:value-type="string" calcext:value-type="string">
            <text:p>/ant/core/trunk/src/main/org/apache/tools/ant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ant/core/trunk/src/main/org/apache/tools/ant/listener/BigProjectLogger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ExitException.java</text:p>
          </table:table-cell>
          <table:table-cell office:value-type="string" calcext:value-type="string">
            <text:p>/ant/core/trunk/src/main/org/apache/tools/ant/BuildEv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ExitException.java</text:p>
          </table:table-cell>
          <table:table-cell office:value-type="string" calcext:value-type="string">
            <text:p>/ant/core/trunk/src/main/org/apache/tools/ant/Build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DOMElementWriter.java</text:p>
          </table:table-cell>
          <table:table-cell office:value-type="string" calcext:value-type="string">
            <text:p>/ant/core/trunk/src/main/org/apache/tools/ant/taskdefs/optional/ejb/WeblogicDeploymentToo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util/DOMElementWriter.java</text:p>
          </table:table-cell>
          <table:table-cell office:value-type="string" calcext:value-type="string">
            <text:p>/ant/core/trunk/src/main/org/apache/tools/ant/taskdefs/optional/ejb/WebsphereDeploymentTool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util/Base64Converter.java</text:p>
          </table:table-cell>
          <table:table-cell office:value-type="string" calcext:value-type="string">
            <text:p>/ant/core/trunk/src/main/org/apache/tools/ant/util/LeadPipeInputStream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JavaResource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JavaResource.java</text:p>
          </table:table-cell>
          <table:table-cell office:value-type="string" calcext:value-type="string">
            <text:p>/ant/core/trunk/src/main/org/apache/tools/ant/taskdefs/optional/testing/Funtest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Project.java</text:p>
          </table:table-cell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ant/core/trunk/src/main/org/apache/tools/ant/Project.java</text:p>
          </table:table-cell>
          <table:table-cell office:value-type="string" calcext:value-type="string">
            <text:p>/ant/core/trunk/src/main/org/apache/tools/ant/PropertyHelp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ant/core/trunk/src/main/org/apache/tools/ant/taskdefs/Truncate.java</text:p>
          </table:table-cell>
          <table:table-cell office:value-type="string" calcext:value-type="string">
            <text:p>/ant/core/trunk/src/main/org/apache/tools/ant/taskdefs/Available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main/org/apache/tools/ant/taskdefs/Javac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main/org/apache/tools/ant/taskdefs/Javac.java</text:p>
          </table:table-cell>
          <table:table-cell office:value-type="string" calcext:value-type="string">
            <text:p>/ant/core/trunk/src/main/org/apache/tools/ant/DirectoryScanner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main/org/apache/tools/ant/taskdefs/XmlProperty.java</text:p>
          </table:table-cell>
          <table:table-cell office:value-type="string" calcext:value-type="string">
            <text:p>/ant/core/trunk/src/main/org/apache/tools/ant/XmlLogger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taskdefs/XmlProperty.java</text:p>
          </table:table-cell>
          <table:table-cell office:value-type="string" calcext:value-type="string">
            <text:p>/ant/core/trunk/src/main/org/apache/tools/ant/taskdefs/Available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taskdefs/FixCRLF.java</text:p>
          </table:table-cell>
          <table:table-cell office:value-type="string" calcext:value-type="string">
            <text:p>/ant/core/trunk/src/main/org/apache/tools/ant/taskdefs/Execute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taskdefs/FixCRLF.java</text:p>
          </table:table-cell>
          <table:table-cell office:value-type="string" calcext:value-type="string">
            <text:p>/ant/core/trunk/src/main/org/apache/tools/ant/taskdefs/Javadoc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zip/ZipOutputStream.java</text:p>
          </table:table-cell>
          <table:table-cell office:value-type="string" calcext:value-type="string">
            <text:p>/ant/core/trunk/src/main/org/apache/tools/ant/types/selectors/SizeSelecto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zip/ZipOutputStream.java</text:p>
          </table:table-cell>
          <table:table-cell office:value-type="string" calcext:value-type="string">
            <text:p>/ant/core/trunk/src/main/org/apache/tools/ant/util/regexp/RegexpFactory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helper/ProjectHelper2.java</text:p>
          </table:table-cell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util/regexp/Jdk14RegexpRegexp.java</text:p>
          </table:table-cell>
          <table:table-cell office:value-type="string" calcext:value-type="string">
            <text:p>/ant/core/trunk/src/main/org/apache/tools/ant/util/DOMElementWrit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util/regexp/Jdk14RegexpRegexp.java</text:p>
          </table:table-cell>
          <table:table-cell office:value-type="string" calcext:value-type="string">
            <text:p>/ant/core/trunk/src/main/org/apache/tools/ant/util/RegexpPatternMapp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ypes/AbstractFileSet.java</text:p>
          </table:table-cell>
          <table:table-cell office:value-type="string" calcext:value-type="string">
            <text:p>/ant/core/trunk/src/main/org/apache/tools/ant/DirectoryScann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ypes/AbstractFileSet.java</text:p>
          </table:table-cell>
          <table:table-cell office:value-type="string" calcext:value-type="string">
            <text:p>/ant/core/trunk/src/main/org/apache/tools/ant/taskdefs/Javac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Length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Length.java</text:p>
          </table:table-cell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BuildEvent.java</text:p>
          </table:table-cell>
          <table:table-cell office:value-type="string" calcext:value-type="string">
            <text:p>/ant/core/trunk/src/main/org/apache/tools/ant/Exit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rmic/WLRmic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rmic/WLRmic.java</text:p>
          </table:table-cell>
          <table:table-cell office:value-type="string" calcext:value-type="string">
            <text:p>/ant/core/trunk/src/main/org/apache/tools/ant/IntrospectionHelp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util/optional/ScriptRunner.java</text:p>
          </table:table-cell>
          <table:table-cell office:value-type="string" calcext:value-type="string">
            <text:p>/ant/core/trunk/src/main/org/apache/tools/ant/util/ScriptRunnerBas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Java.java</text:p>
          </table:table-cell>
          <table:table-cell office:value-type="string" calcext:value-type="string">
            <text:p>/ant/core/trunk/src/main/org/apache/tools/ant/taskdefs/Available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Java.java</text:p>
          </table:table-cell>
          <table:table-cell office:value-type="string" calcext:value-type="string">
            <text:p>/ant/core/trunk/src/main/org/apache/tools/ant/taskdefs/Componentdef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testing/BuildTimeoutException.java</text:p>
          </table:table-cell>
          <table:table-cell office:value-type="string" calcext:value-type="string">
            <text:p>/ant/core/trunk/src/main/org/apache/tools/ant/BuildEvent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testing/BuildTimeoutException.java</text:p>
          </table:table-cell>
          <table:table-cell office:value-type="string" calcext:value-type="string">
            <text:p>/ant/core/trunk/src/main/org/apache/tools/ant/Build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Checksum.java</text:p>
          </table:table-cell>
          <table:table-cell office:value-type="string" calcext:value-type="string">
            <text:p>/ant/core/trunk/src/main/org/apache/tools/ant/taskdefs/ExecTask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ANTLR.java</text:p>
          </table:table-cell>
          <table:table-cell office:value-type="string" calcext:value-type="string">
            <text:p>/ant/core/trunk/src/main/org/apache/tools/ant/ComponentHelp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ANTLR.java</text:p>
          </table:table-cell>
          <table:table-cell office:value-type="string" calcext:value-type="string">
            <text:p>/ant/core/trunk/src/main/org/apache/tools/ant/Mai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ManifestException.java</text:p>
          </table:table-cell>
          <table:table-cell office:value-type="string" calcext:value-type="string">
            <text:p>/ant/core/trunk/src/main/org/apache/tools/ant/taskdefs/ManifestTask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ManifestException.java</text:p>
          </table:table-cell>
          <table:table-cell office:value-type="string" calcext:value-type="string">
            <text:p>/ant/core/trunk/src/tests/junit/org/apache/tools/ant/taskdefs/ManifestTes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dotnet/NetCommand.java</text:p>
          </table:table-cell>
          <table:table-cell office:value-type="string" calcext:value-type="string">
            <text:p>/ant/core/trunk/src/main/org/apache/tools/ant/taskdefs/Execut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tests/junit/org/apache/tools/ant/util/FileUtilsTest.java</text:p>
          </table:table-cell>
          <table:table-cell office:value-type="string" calcext:value-type="string">
            <text:p>/ant/core/trunk/src/main/org/apache/tools/ant/taskdefs/Execut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TempFile.java</text:p>
          </table:table-cell>
          <table:table-cell office:value-type="string" calcext:value-type="string">
            <text:p>/ant/core/trunk/src/main/org/apache/tools/ant/taskdefs/Execute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util/LineTokenizer.java</text:p>
          </table:table-cell>
          <table:table-cell office:value-type="string" calcext:value-type="string">
            <text:p>/ant/core/trunk/src/main/org/apache/tools/ant/util/Base64Conver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LineTokenizer.java</text:p>
          </table:table-cell>
          <table:table-cell office:value-type="string" calcext:value-type="string">
            <text:p>/ant/core/trunk/src/main/org/apache/tools/ant/util/DateUtil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Last.java</text:p>
          </table:table-cell>
          <table:table-cell office:value-type="string" calcext:value-type="string">
            <text:p>/ant/core/trunk/src/main/org/apache/tools/ant/types/FilterSet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util/ScriptRunnerCreator.java</text:p>
          </table:table-cell>
          <table:table-cell office:value-type="string" calcext:value-type="string">
            <text:p>/ant/core/trunk/src/main/org/apache/tools/ant/taskdefs/Manifest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util/ScriptRunnerCreator.java</text:p>
          </table:table-cell>
          <table:table-cell office:value-type="string" calcext:value-type="string">
            <text:p>/ant/core/trunk/src/main/org/apache/tools/ant/taskdefs/Property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condition/AntVersion.java</text:p>
          </table:table-cell>
          <table:table-cell office:value-type="string" calcext:value-type="string">
            <text:p>/ant/core/trunk/src/main/org/apache/tools/ant/Diagnostics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sh/ScpToMessageBySftp.java</text:p>
          </table:table-cell>
          <table:table-cell office:value-type="string" calcext:value-type="string">
            <text:p>/ant/core/trunk/src/main/org/apache/tools/ant/taskdefs/optional/ssh/ScpFromMessag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sh/ScpToMessageBySftp.java</text:p>
          </table:table-cell>
          <table:table-cell office:value-type="string" calcext:value-type="string">
            <text:p>/ant/core/trunk/src/main/org/apache/tools/ant/taskdefs/optional/ssh/ScpFromMessageBySftp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XMLConstants.java</text:p>
          </table:table-cell>
          <table:table-cell office:value-type="string" calcext:value-type="string">
            <text:p>/ant/core/trunk/src/main/org/apache/tools/ant/taskdefs/optional/junit/FailureRecord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XMLConstants.java</text:p>
          </table:table-cell>
          <table:table-cell office:value-type="string" calcext:value-type="string">
            <text:p>/ant/core/trunk/src/main/org/apache/tools/ant/taskdefs/optional/junit/JUnitVersionHelp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listener/AnsiColorLogger.java</text:p>
          </table:table-cell>
          <table:table-cell office:value-type="string" calcext:value-type="string">
            <text:p>/ant/core/trunk/src/main/org/apache/tools/ant/DefaultLogg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chemaValidate.java</text:p>
          </table:table-cell>
          <table:table-cell office:value-type="string" calcext:value-type="string">
            <text:p>/ant/core/trunk/src/main/org/apache/tools/ant/taskdefs/compilers/DefaultCompilerAdap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chemaValidate.java</text:p>
          </table:table-cell>
          <table:table-cell office:value-type="string" calcext:value-type="string">
            <text:p>/ant/core/trunk/src/main/org/apache/tools/ant/taskdefs/cvslib/ChangeLogPars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zip/AsiExtraField.java</text:p>
          </table:table-cell>
          <table:table-cell office:value-type="string" calcext:value-type="string">
            <text:p>/ant/core/trunk/src/main/org/apache/tools/ant/util/Base64Convert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zip/AsiExtraField.java</text:p>
          </table:table-cell>
          <table:table-cell office:value-type="string" calcext:value-type="string">
            <text:p>/ant/core/trunk/src/main/org/apache/tools/mail/SmtpResponseRead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link/jlink.java</text:p>
          </table:table-cell>
          <table:table-cell office:value-type="string" calcext:value-type="string">
            <text:p>/ant/core/trunk/src/main/org/apache/tools/ant/taskdefs/optional/dotnet/Net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link/jlink.java</text:p>
          </table:table-cell>
          <table:table-cell office:value-type="string" calcext:value-type="string">
            <text:p>/ant/core/trunk/src/main/org/apache/tools/ant/taskdefs/optional/jlink/ClassNameRead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tests/junit/org/apache/tools/ant/taskdefs/JarTest.java</text:p>
          </table:table-cell>
          <table:table-cell office:value-type="string" calcext:value-type="string">
            <text:p>/ant/core/trunk/src/main/org/apache/tools/ant/taskdefs/Ja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tests/junit/org/apache/tools/ant/launch/LocatorTest.java</text:p>
          </table:table-cell>
          <table:table-cell office:value-type="string" calcext:value-type="string">
            <text:p>/ant/core/trunk/src/main/org/apache/tools/ant/launch/Locato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War.java</text:p>
          </table:table-cell>
          <table:table-cell office:value-type="string" calcext:value-type="string">
            <text:p>/ant/core/trunk/src/main/org/apache/tools/ant/taskdefs/Zip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optional/JavaxScriptRunner.java</text:p>
          </table:table-cell>
          <table:table-cell office:value-type="string" calcext:value-type="string">
            <text:p>/ant/core/trunk/src/main/org/apache/tools/ant/util/optional/ScriptRunner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util/Watchdog.java</text:p>
          </table:table-cell>
          <table:table-cell office:value-type="string" calcext:value-type="string">
            <text:p>/ant/core/trunk/src/main/org/apache/tools/ant/taskdefs/Paralle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ExecTask.java</text:p>
          </table:table-cell>
          <table:table-cell office:value-type="string" calcext:value-type="string">
            <text:p>/ant/core/trunk/src/main/org/apache/tools/ant/taskdefs/BUnzip2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GUnzip.java</text:p>
          </table:table-cell>
          <table:table-cell office:value-type="string" calcext:value-type="string">
            <text:p>/ant/core/trunk/src/main/org/apache/tools/ant/taskdefs/BUnzip2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tests/junit/org/apache/tools/ant/types/selectors/ModifiedSelectorTest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filters/TabsToSpaces.java</text:p>
          </table:table-cell>
          <table:table-cell office:value-type="string" calcext:value-type="string">
            <text:p>/ant/core/trunk/src/main/org/apache/tools/ant/filters/HeadFil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filters/TabsToSpaces.java</text:p>
          </table:table-cell>
          <table:table-cell office:value-type="string" calcext:value-type="string">
            <text:p>/ant/core/trunk/src/main/org/apache/tools/ant/filters/TailFil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AggregateTransformer.java</text:p>
          </table:table-cell>
          <table:table-cell office:value-type="string" calcext:value-type="string">
            <text:p>/ant/core/trunk/src/main/org/apache/tools/ant/taskdefs/optional/junit/FormatterElemen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SummaryJUnitResultFormatter.java</text:p>
          </table:table-cell>
          <table:table-cell office:value-type="string" calcext:value-type="string">
            <text:p>/ant/core/trunk/src/main/org/apache/tools/ant/taskdefs/optional/junit/BriefJUnitResultFormat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SummaryJUnitResultFormatter.java</text:p>
          </table:table-cell>
          <table:table-cell office:value-type="string" calcext:value-type="string">
            <text:p>/ant/core/trunk/src/main/org/apache/tools/ant/taskdefs/optional/junit/PlainJUnitResultFormat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Rpm.java</text:p>
          </table:table-cell>
          <table:table-cell office:value-type="string" calcext:value-type="string">
            <text:p>/ant/core/trunk/src/main/org/apache/tools/ant/taskdefs/optional/EchoPropertie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Rpm.java</text:p>
          </table:table-cell>
          <table:table-cell office:value-type="string" calcext:value-type="string">
            <text:p>/ant/core/trunk/src/main/org/apache/tools/ant/taskdefs/optional/depend/ClassFileUtil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testing/BlockFor.java</text:p>
          </table:table-cell>
          <table:table-cell office:value-type="string" calcext:value-type="string">
            <text:p>/ant/core/trunk/src/main/org/apache/tools/ant/taskdefs/optional/junit/JUnitTask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unix/Symlink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ant/core/trunk/src/main/org/apache/tools/zip/ZipLong.java</text:p>
          </table:table-cell>
          <table:table-cell office:value-type="string" calcext:value-type="string">
            <text:p>/ant/core/trunk/src/main/org/apache/tools/zip/ExtraFieldUtil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zip/ZipLong.java</text:p>
          </table:table-cell>
          <table:table-cell office:value-type="string" calcext:value-type="string">
            <text:p>/ant/core/trunk/src/main/org/apache/tools/zip/ZipEntr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KeySubst.java</text:p>
          </table:table-cell>
          <table:table-cell office:value-type="string" calcext:value-type="string">
            <text:p>/ant/core/trunk/src/main/org/apache/tools/ant/taskdefs/Ge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FormatterElement.java</text:p>
          </table:table-cell>
          <table:table-cell office:value-type="string" calcext:value-type="string">
            <text:p>/ant/core/trunk/src/main/org/apache/tools/ant/taskdefs/optional/junit/FailureRecorder.jav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tests/junit/org/apache/tools/ant/ExecutorTest.java</text:p>
          </table:table-cell>
          <table:table-cell office:value-type="string" calcext:value-type="string">
            <text:p>/ant/core/trunk/src/main/org/apache/tools/ant/helper/IgnoreDependenciesExecuto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DDCreatorHelper.java</text:p>
          </table:table-cell>
          <table:table-cell office:value-type="string" calcext:value-type="string">
            <text:p>/ant/core/trunk/src/main/org/apache/tools/ant/taskdefs/optional/ejb/DDCreato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DDCreatorHelper.java</text:p>
          </table:table-cell>
          <table:table-cell office:value-type="string" calcext:value-type="string">
            <text:p>/ant/core/trunk/src/main/org/apache/tools/ant/taskdefs/optional/ejb/Ejb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DefaultLogger.java</text:p>
          </table:table-cell>
          <table:table-cell office:value-type="string" calcext:value-type="string">
            <text:p>/ant/core/trunk/src/main/org/apache/tools/ant/listener/AnsiColorLogger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et/FTPConfigurator.java</text:p>
          </table:table-cell>
          <table:table-cell office:value-type="string" calcext:value-type="string">
            <text:p>/ant/core/trunk/src/main/org/apache/tools/ant/taskdefs/optional/EchoProperti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et/FTPConfigurator.java</text:p>
          </table:table-cell>
          <table:table-cell office:value-type="string" calcext:value-type="string">
            <text:p>/ant/core/trunk/src/main/org/apache/tools/ant/taskdefs/optional/Rp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property/ResolvePropertyMap.java</text:p>
          </table:table-cell>
          <table:table-cell office:value-type="string" calcext:value-type="string">
            <text:p>/ant/core/trunk/src/main/org/apache/tools/ant/PropertyHelp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property/ResolvePropertyMap.java</text:p>
          </table:table-cell>
          <table:table-cell office:value-type="string" calcext:value-type="string">
            <text:p>/ant/core/trunk/src/main/org/apache/tools/ant/property/GetPropert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MacroInstance.java</text:p>
          </table:table-cell>
          <table:table-cell office:value-type="string" calcext:value-type="string">
            <text:p>/ant/core/trunk/src/main/org/apache/tools/ant/taskdefs/MacroDef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JUnitTask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WebsphereDeploymentTool.java</text:p>
          </table:table-cell>
          <table:table-cell office:value-type="string" calcext:value-type="string">
            <text:p>/ant/core/trunk/src/main/org/apache/tools/ant/taskdefs/optional/ejb/WeblogicDeploymentToo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WebsphereDeploymentTool.java</text:p>
          </table:table-cell>
          <table:table-cell office:value-type="string" calcext:value-type="string">
            <text:p>/ant/core/trunk/src/main/org/apache/tools/ant/taskdefs/optional/j2ee/WebLogicHotDeploymentToo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tar/TarOutputStream.java</text:p>
          </table:table-cell>
          <table:table-cell office:value-type="string" calcext:value-type="string">
            <text:p>/ant/core/trunk/src/main/org/apache/tools/tar/TarBuff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tar/TarOutputStream.java</text:p>
          </table:table-cell>
          <table:table-cell office:value-type="string" calcext:value-type="string">
            <text:p>/ant/core/trunk/src/main/org/apache/tools/tar/TarInputStrea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Pack.java</text:p>
          </table:table-cell>
          <table:table-cell office:value-type="string" calcext:value-type="string">
            <text:p>/ant/core/trunk/src/main/org/apache/tools/ant/taskdefs/BUnzip2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compilers/DefaultCompilerAdapter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taskdefs/Zip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AbstractClasspathResource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AbstractClasspathResource.java</text:p>
          </table:table-cell>
          <table:table-cell office:value-type="string" calcext:value-type="string">
            <text:p>/ant/core/trunk/src/main/org/apache/tools/ant/taskdefs/optional/testing/Funtest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WeblogicDeploymentTool.java</text:p>
          </table:table-cell>
          <table:table-cell office:value-type="string" calcext:value-type="string">
            <text:p>/ant/core/trunk/src/main/org/apache/tools/ant/taskdefs/optional/j2ee/WebLogicHotDeploymentToo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vss/MSVSSConstants.java</text:p>
          </table:table-cell>
          <table:table-cell office:value-type="string" calcext:value-type="string">
            <text:p>/ant/core/trunk/src/main/org/apache/tools/ant/taskdefs/optional/EchoProperti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vss/MSVSSConstants.java</text:p>
          </table:table-cell>
          <table:table-cell office:value-type="string" calcext:value-type="string">
            <text:p>/ant/core/trunk/src/main/org/apache/tools/ant/taskdefs/optional/Rp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dotnet/DotnetCompile.java</text:p>
          </table:table-cell>
          <table:table-cell office:value-type="string" calcext:value-type="string">
            <text:p>/ant/core/trunk/src/main/org/apache/tools/ant/taskdefs/compilers/DefaultCompilerAdap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dotnet/DotnetCompile.java</text:p>
          </table:table-cell>
          <table:table-cell office:value-type="string" calcext:value-type="string">
            <text:p>/ant/core/trunk/src/main/org/apache/tools/ant/taskdefs/cvslib/ChangeLogPars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Get.java</text:p>
          </table:table-cell>
          <table:table-cell office:value-type="string" calcext:value-type="string">
            <text:p>/ant/core/trunk/src/main/org/apache/tools/ant/taskdefs/BUnzip2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tar/TarConstants.java</text:p>
          </table:table-cell>
          <table:table-cell office:value-type="string" calcext:value-type="string">
            <text:p>/ant/core/trunk/src/main/org/apache/tools/tar/TarUtil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tar/TarConstants.java</text:p>
          </table:table-cell>
          <table:table-cell office:value-type="string" calcext:value-type="string">
            <text:p>/ant/core/trunk/src/main/org/apache/tools/zip/ExtraFieldUtil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sp/WLJspc.java</text:p>
          </table:table-cell>
          <table:table-cell office:value-type="string" calcext:value-type="string">
            <text:p>/ant/core/trunk/src/main/org/apache/tools/ant/taskdefs/email/MimeMail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sp/WLJspc.java</text:p>
          </table:table-cell>
          <table:table-cell office:value-type="string" calcext:value-type="string">
            <text:p>/ant/core/trunk/src/main/org/apache/tools/ant/taskdefs/optional/ejb/WeblogicDeploymentToo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tests/junit/org/apache/tools/ant/taskdefs/optional/junit/JUnitTaskTest.java</text:p>
          </table:table-cell>
          <table:table-cell office:value-type="string" calcext:value-type="string">
            <text:p>/ant/core/trunk/src/main/org/apache/tools/ant/taskdefs/optional/junit/FailureRecord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tests/junit/org/apache/tools/ant/taskdefs/optional/junit/JUnitTaskTest.java</text:p>
          </table:table-cell>
          <table:table-cell office:value-type="string" calcext:value-type="string">
            <text:p>/ant/core/trunk/src/main/org/apache/tools/ant/taskdefs/optional/junit/FormatterElemen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testing/Funtest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ant/core/trunk/src/main/org/apache/tools/ant/taskdefs/condition/Equals.java</text:p>
          </table:table-cell>
          <table:table-cell office:value-type="string" calcext:value-type="string">
            <text:p>/ant/core/trunk/src/main/org/apache/tools/ant/taskdefs/AbstractCvsTask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util/DateUtils.java</text:p>
          </table:table-cell>
          <table:table-cell office:value-type="string" calcext:value-type="string">
            <text:p>/ant/core/trunk/src/main/org/apache/tools/ant/util/Base64Conver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plash/SplashScreen.java</text:p>
          </table:table-cell>
          <table:table-cell office:value-type="string" calcext:value-type="string">
            <text:p>/ant/core/trunk/src/main/org/apache/tools/ant/taskdefs/optional/junit/BriefJUnitResultFormat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plash/SplashScreen.java</text:p>
          </table:table-cell>
          <table:table-cell office:value-type="string" calcext:value-type="string">
            <text:p>/ant/core/trunk/src/main/org/apache/tools/ant/taskdefs/optional/junit/PlainJUnitResultFormat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Expand.java</text:p>
          </table:table-cell>
          <table:table-cell office:value-type="string" calcext:value-type="string">
            <text:p>/ant/core/trunk/src/main/org/apache/tools/ant/taskdefs/BUnzip2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LoadProperties.java</text:p>
          </table:table-cell>
          <table:table-cell office:value-type="string" calcext:value-type="string">
            <text:p>/ant/core/trunk/src/main/org/apache/tools/ant/filters/ClassConstant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LoadProperties.java</text:p>
          </table:table-cell>
          <table:table-cell office:value-type="string" calcext:value-type="string">
            <text:p>/ant/core/trunk/src/main/org/apache/tools/ant/filters/ExpandPropertie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PlainJUnitResultFormatter.java</text:p>
          </table:table-cell>
          <table:table-cell office:value-type="string" calcext:value-type="string">
            <text:p>/ant/core/trunk/src/main/org/apache/tools/ant/taskdefs/optional/junit/BriefJUnitResultFormat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PlainJUnitResultFormatter.java</text:p>
          </table:table-cell>
          <table:table-cell office:value-type="string" calcext:value-type="string">
            <text:p>/ant/core/trunk/src/main/org/apache/tools/ant/taskdefs/optional/junit/SummaryJUnitResultFormat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filters/FixCrLfFilter.java</text:p>
          </table:table-cell>
          <table:table-cell office:value-type="string" calcext:value-type="string">
            <text:p>/ant/core/trunk/src/main/org/apache/tools/ant/taskdefs/Truncate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AbstractCvsTask.java</text:p>
          </table:table-cell>
          <table:table-cell office:value-type="string" calcext:value-type="string">
            <text:p>/ant/core/trunk/src/main/org/apache/tools/ant/taskdefs/TempFil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AbstractCvsTask.java</text:p>
          </table:table-cell>
          <table:table-cell office:value-type="string" calcext:value-type="string">
            <text:p>/ant/core/trunk/src/main/org/apache/tools/ant/taskdefs/condition/Equal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property/PropertyExpander.java</text:p>
          </table:table-cell>
          <table:table-cell office:value-type="string" calcext:value-type="string">
            <text:p>/ant/core/trunk/src/main/org/apache/tools/ant/PropertyHelp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property/PropertyExpander.java</text:p>
          </table:table-cell>
          <table:table-cell office:value-type="string" calcext:value-type="string">
            <text:p>/ant/core/trunk/src/main/org/apache/tools/ant/property/GetPropert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avah/JavahAdapterFactory.java</text:p>
          </table:table-cell>
          <table:table-cell office:value-type="string" calcext:value-type="string">
            <text:p>/ant/core/trunk/src/main/org/apache/tools/ant/taskdefs/optional/EchoProperti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avah/JavahAdapterFactory.java</text:p>
          </table:table-cell>
          <table:table-cell office:value-type="string" calcext:value-type="string">
            <text:p>/ant/core/trunk/src/main/org/apache/tools/ant/taskdefs/optional/Rp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CompressedResource.java</text:p>
          </table:table-cell>
          <table:table-cell office:value-type="string" calcext:value-type="string">
            <text:p>/ant/core/trunk/src/main/org/apache/tools/ant/taskdefs/optional/net/RExecTask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CompressedResource.java</text:p>
          </table:table-cell>
          <table:table-cell office:value-type="string" calcext:value-type="string">
            <text:p>/ant/core/trunk/src/main/org/apache/tools/ant/taskdefs/optional/sos/SO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et/TelnetTask.java</text:p>
          </table:table-cell>
          <table:table-cell office:value-type="string" calcext:value-type="string">
            <text:p>/ant/core/trunk/src/main/org/apache/tools/ant/taskdefs/ProcessDestroy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os/SOS.java</text:p>
          </table:table-cell>
          <table:table-cell office:value-type="string" calcext:value-type="string">
            <text:p>/ant/core/trunk/src/main/org/apache/tools/ant/taskdefs/optional/net/RExecTask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os/SOS.java</text:p>
          </table:table-cell>
          <table:table-cell office:value-type="string" calcext:value-type="string">
            <text:p>/ant/core/trunk/src/main/org/apache/tools/ant/taskdefs/optional/vss/MSVS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PatternSet.java</text:p>
          </table:table-cell>
          <table:table-cell office:value-type="string" calcext:value-type="string">
            <text:p>/ant/core/trunk/src/main/org/apache/tools/ant/types/Permissions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perforce/P4Fstat.java</text:p>
          </table:table-cell>
          <table:table-cell office:value-type="string" calcext:value-type="string">
            <text:p>/ant/core/trunk/src/main/org/apache/tools/ant/taskdefs/Propert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ative2ascii/Native2AsciiAdapter.java</text:p>
          </table:table-cell>
          <table:table-cell office:value-type="string" calcext:value-type="string">
            <text:p>/ant/core/trunk/src/main/org/apache/tools/ant/taskdefs/optional/EchoProperti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ative2ascii/Native2AsciiAdapter.java</text:p>
          </table:table-cell>
          <table:table-cell office:value-type="string" calcext:value-type="string">
            <text:p>/ant/core/trunk/src/main/org/apache/tools/ant/taskdefs/optional/Rp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filters/TailFilter.java</text:p>
          </table:table-cell>
          <table:table-cell office:value-type="string" calcext:value-type="string">
            <text:p>/ant/core/trunk/src/main/org/apache/tools/ant/filters/HeadFil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filters/TailFilter.java</text:p>
          </table:table-cell>
          <table:table-cell office:value-type="string" calcext:value-type="string">
            <text:p>/ant/core/trunk/src/main/org/apache/tools/ant/filters/TabsToSpac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DependSet.java</text:p>
          </table:table-cell>
          <table:table-cell office:value-type="string" calcext:value-type="string">
            <text:p>/ant/core/trunk/src/main/org/apache/tools/ant/taskdefs/Componentdef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perforce/P4Base.java</text:p>
          </table:table-cell>
          <table:table-cell office:value-type="string" calcext:value-type="string">
            <text:p>/ant/core/trunk/src/main/org/apache/tools/ant/taskdefs/optional/i18n/Translat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util/depend/bcel/DependencyVisitor.java</text:p>
          </table:table-cell>
          <table:table-cell office:value-type="string" calcext:value-type="string">
            <text:p>/ant/core/trunk/src/main/org/apache/tools/ant/taskdefs/optional/ejb/WeblogicDeploymentToo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util/depend/bcel/DependencyVisitor.java</text:p>
          </table:table-cell>
          <table:table-cell office:value-type="string" calcext:value-type="string">
            <text:p>/ant/core/trunk/src/main/org/apache/tools/ant/taskdefs/optional/ejb/WebsphereDeploymentToo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Cab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Ejbc.java</text:p>
          </table:table-cell>
          <table:table-cell office:value-type="string" calcext:value-type="string">
            <text:p>/ant/core/trunk/src/main/org/apache/tools/ant/taskdefs/optional/ejb/DDCreato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Ejbc.java</text:p>
          </table:table-cell>
          <table:table-cell office:value-type="string" calcext:value-type="string">
            <text:p>/ant/core/trunk/src/main/org/apache/tools/ant/taskdefs/optional/ejb/DDCreatorHelper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vss/MSVSS.java</text:p>
          </table:table-cell>
          <table:table-cell office:value-type="string" calcext:value-type="string">
            <text:p>/ant/core/trunk/src/main/org/apache/tools/ant/taskdefs/optional/net/RExecTask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vss/MSVSS.java</text:p>
          </table:table-cell>
          <table:table-cell office:value-type="string" calcext:value-type="string">
            <text:p>/ant/core/trunk/src/main/org/apache/tools/ant/taskdefs/optional/sos/SO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MagicNames.java</text:p>
          </table:table-cell>
          <table:table-cell office:value-type="string" calcext:value-type="string">
            <text:p>/ant/core/trunk/src/main/org/apache/tools/ant/helper/ProjectHelper2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os/SOSCmd.java</text:p>
          </table:table-cell>
          <table:table-cell office:value-type="string" calcext:value-type="string">
            <text:p>/ant/core/trunk/src/main/org/apache/tools/ant/taskdefs/optional/EchoProperti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os/SOSCmd.java</text:p>
          </table:table-cell>
          <table:table-cell office:value-type="string" calcext:value-type="string">
            <text:p>/ant/core/trunk/src/main/org/apache/tools/ant/taskdefs/optional/Rp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xtension/JarLibResolveTask.java</text:p>
          </table:table-cell>
          <table:table-cell office:value-type="string" calcext:value-type="string">
            <text:p>/ant/core/trunk/src/main/org/apache/tools/ant/taskdefs/optional/EchoPropertie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xtension/JarLibResolveTask.java</text:p>
          </table:table-cell>
          <table:table-cell office:value-type="string" calcext:value-type="string">
            <text:p>/ant/core/trunk/src/main/org/apache/tools/ant/taskdefs/optional/Rpm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cvslib/ChangeLogParser.java</text:p>
          </table:table-cell>
          <table:table-cell office:value-type="string" calcext:value-type="string">
            <text:p>/ant/core/trunk/src/main/org/apache/tools/ant/taskdefs/compilers/DefaultCompilerAdap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cvslib/ChangeLogParser.java</text:p>
          </table:table-cell>
          <table:table-cell office:value-type="string" calcext:value-type="string">
            <text:p>/ant/core/trunk/src/main/org/apache/tools/ant/taskdefs/cvslib/ChangeLogTask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Ear.java</text:p>
          </table:table-cell>
          <table:table-cell office:value-type="string" calcext:value-type="string">
            <text:p>/ant/core/trunk/src/main/org/apache/tools/ant/taskdefs/Componentdef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property/ParseNextProperty.java</text:p>
          </table:table-cell>
          <table:table-cell office:value-type="string" calcext:value-type="string">
            <text:p>/ant/core/trunk/src/main/org/apache/tools/ant/PropertyHelp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property/ParseNextProperty.java</text:p>
          </table:table-cell>
          <table:table-cell office:value-type="string" calcext:value-type="string">
            <text:p>/ant/core/trunk/src/main/org/apache/tools/ant/property/GetPropert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compilers/Jikes.java</text:p>
          </table:table-cell>
          <table:table-cell office:value-type="string" calcext:value-type="string">
            <text:p>/ant/core/trunk/src/main/org/apache/tools/ant/taskdefs/XSLTProces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sh/ScpFromMessage.java</text:p>
          </table:table-cell>
          <table:table-cell office:value-type="string" calcext:value-type="string">
            <text:p>/ant/core/trunk/src/main/org/apache/tools/ant/taskdefs/optional/ssh/ScpFromMessageBySftp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sh/ScpFromMessage.java</text:p>
          </table:table-cell>
          <table:table-cell office:value-type="string" calcext:value-type="string">
            <text:p>/ant/core/trunk/src/main/org/apache/tools/ant/taskdefs/optional/ssh/ScpToMessag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BriefJUnitResultFormatter.java</text:p>
          </table:table-cell>
          <table:table-cell office:value-type="string" calcext:value-type="string">
            <text:p>/ant/core/trunk/src/main/org/apache/tools/ant/taskdefs/optional/junit/SummaryJUnitResultFormat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tests/junit/org/apache/tools/ant/taskdefs/JavaTest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zip/ZipEntry.java</text:p>
          </table:table-cell>
          <table:table-cell office:value-type="string" calcext:value-type="string">
            <text:p>/ant/core/trunk/src/main/org/apache/tools/zip/ExtraFieldUtil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zip/ZipEntry.java</text:p>
          </table:table-cell>
          <table:table-cell office:value-type="string" calcext:value-type="string">
            <text:p>/ant/core/trunk/src/main/org/apache/tools/zip/ZipFi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i18n/Translate.java</text:p>
          </table:table-cell>
          <table:table-cell office:value-type="string" calcext:value-type="string">
            <text:p>/ant/core/trunk/src/main/org/apache/tools/ant/taskdefs/optional/perforce/P4Bas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ProcessDestroyer.java</text:p>
          </table:table-cell>
          <table:table-cell office:value-type="string" calcext:value-type="string">
            <text:p>/ant/core/trunk/src/main/org/apache/tools/ant/taskdefs/RecorderEntry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rmic/SunRmic.java</text:p>
          </table:table-cell>
          <table:table-cell office:value-type="string" calcext:value-type="string">
            <text:p>/ant/core/trunk/src/main/org/apache/tools/ant/taskdefs/rmic/DefaultRmicAdap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rmic/SunRmic.java</text:p>
          </table:table-cell>
          <table:table-cell office:value-type="string" calcext:value-type="string">
            <text:p>/ant/core/trunk/src/main/org/apache/tools/ant/taskdefs/rmic/WLRm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filters/ExpandProperties.java</text:p>
          </table:table-cell>
          <table:table-cell office:value-type="string" calcext:value-type="string">
            <text:p>/ant/core/trunk/src/main/org/apache/tools/ant/filters/ClassConstant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filters/ExpandProperties.java</text:p>
          </table:table-cell>
          <table:table-cell office:value-type="string" calcext:value-type="string">
            <text:p>/ant/core/trunk/src/main/org/apache/tools/ant/taskdefs/Conca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StreamPumper.java</text:p>
          </table:table-cell>
          <table:table-cell office:value-type="string" calcext:value-type="string">
            <text:p>/ant/core/trunk/src/main/org/apache/tools/ant/taskdefs/ProcessDestroyer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StreamPumper.java</text:p>
          </table:table-cell>
          <table:table-cell office:value-type="string" calcext:value-type="string">
            <text:p>/ant/core/trunk/src/main/org/apache/tools/ant/taskdefs/RecorderEntry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filters/ClassConstants.java</text:p>
          </table:table-cell>
          <table:table-cell office:value-type="string" calcext:value-type="string">
            <text:p>/ant/core/trunk/src/main/org/apache/tools/ant/taskdefs/LoadPropertie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tar/TarBuffer.java</text:p>
          </table:table-cell>
          <table:table-cell office:value-type="string" calcext:value-type="string">
            <text:p>/ant/core/trunk/src/main/org/apache/tools/tar/TarInputStrea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tar/TarBuffer.java</text:p>
          </table:table-cell>
          <table:table-cell office:value-type="string" calcext:value-type="string">
            <text:p>/ant/core/trunk/src/main/org/apache/tools/tar/TarOutputStrea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Jikes.java</text:p>
          </table:table-cell>
          <table:table-cell office:value-type="string" calcext:value-type="string">
            <text:p>/ant/core/trunk/src/main/org/apache/tools/ant/taskdefs/Ge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BUnzip2.java</text:p>
          </table:table-cell>
          <table:table-cell office:value-type="string" calcext:value-type="string">
            <text:p>/ant/core/trunk/src/main/org/apache/tools/ant/taskdefs/ExecTask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optional/ScriptCondition.java</text:p>
          </table:table-cell>
          <table:table-cell office:value-type="string" calcext:value-type="string">
            <text:p>/ant/core/trunk/src/main/org/apache/tools/ant/types/optional/AbstractScriptComponen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depend/ClassFileUtils.java</text:p>
          </table:table-cell>
          <table:table-cell office:value-type="string" calcext:value-type="string">
            <text:p>/ant/core/trunk/src/main/org/apache/tools/ant/taskdefs/optional/EchoProperti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depend/ClassFileUtils.java</text:p>
          </table:table-cell>
          <table:table-cell office:value-type="string" calcext:value-type="string">
            <text:p>/ant/core/trunk/src/main/org/apache/tools/ant/taskdefs/optional/Rp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Componentdef.java</text:p>
          </table:table-cell>
          <table:table-cell office:value-type="string" calcext:value-type="string">
            <text:p>/ant/core/trunk/src/main/org/apache/tools/ant/AntTypeDefinitio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ypes/optional/depend/ClassfileSet.java</text:p>
          </table:table-cell>
          <table:table-cell office:value-type="string" calcext:value-type="string">
            <text:p>/ant/core/trunk/src/main/org/apache/tools/ant/taskdefs/optional/junit/BriefJUnitResultFormatt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ypes/optional/depend/ClassfileSet.java</text:p>
          </table:table-cell>
          <table:table-cell office:value-type="string" calcext:value-type="string">
            <text:p>/ant/core/trunk/src/main/org/apache/tools/ant/taskdefs/optional/junit/PlainJUnitResultFormatt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EjbcHelper.java</text:p>
          </table:table-cell>
          <table:table-cell office:value-type="string" calcext:value-type="string">
            <text:p>/ant/core/trunk/src/main/org/apache/tools/ant/taskdefs/optional/ejb/DDCreato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EjbcHelper.java</text:p>
          </table:table-cell>
          <table:table-cell office:value-type="string" calcext:value-type="string">
            <text:p>/ant/core/trunk/src/main/org/apache/tools/ant/taskdefs/optional/ejb/DDCreatorHelp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TarScanner.java</text:p>
          </table:table-cell>
          <table:table-cell office:value-type="string" calcext:value-type="string">
            <text:p>/ant/core/trunk/src/main/org/apache/tools/ant/types/ZipScann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ZipScanner.java</text:p>
          </table:table-cell>
          <table:table-cell office:value-type="string" calcext:value-type="string">
            <text:p>/ant/core/trunk/src/main/org/apache/tools/ant/types/PatternSe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et/RExecTask.java</text:p>
          </table:table-cell>
          <table:table-cell office:value-type="string" calcext:value-type="string">
            <text:p>/ant/core/trunk/src/main/org/apache/tools/ant/taskdefs/optional/vss/MSVS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property/ParseProperties.java</text:p>
          </table:table-cell>
          <table:table-cell office:value-type="string" calcext:value-type="string">
            <text:p>/ant/core/trunk/src/main/org/apache/tools/ant/PropertyHelp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property/ParseProperties.java</text:p>
          </table:table-cell>
          <table:table-cell office:value-type="string" calcext:value-type="string">
            <text:p>/ant/core/trunk/src/main/org/apache/tools/ant/property/GetPropert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tests/junit/org/apache/tools/ant/taskdefs/ManifestTest.java</text:p>
          </table:table-cell>
          <table:table-cell office:value-type="string" calcext:value-type="string">
            <text:p>/ant/core/trunk/src/main/org/apache/tools/ant/taskdefs/ManifestTask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Retry.java</text:p>
          </table:table-cell>
          <table:table-cell office:value-type="string" calcext:value-type="string">
            <text:p>/ant/core/trunk/src/main/org/apache/tools/ant/taskdefs/Componentdef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ant/core/trunk/src/tests/junit/org/apache/tools/ant/taskdefs/ExecTaskTest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et/SetProxy.java</text:p>
          </table:table-cell>
          <table:table-cell office:value-type="string" calcext:value-type="string">
            <text:p>/ant/core/trunk/src/main/org/apache/tools/ant/taskdefs/optional/dotnet/Net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et/SetProxy.java</text:p>
          </table:table-cell>
          <table:table-cell office:value-type="string" calcext:value-type="string">
            <text:p>/ant/core/trunk/src/main/org/apache/tools/ant/taskdefs/optional/jlink/ClassNameRead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WLStop.java</text:p>
          </table:table-cell>
          <table:table-cell office:value-type="string" calcext:value-type="string">
            <text:p>/ant/core/trunk/src/main/org/apache/tools/ant/taskdefs/optional/ejb/DDCreato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WLStop.java</text:p>
          </table:table-cell>
          <table:table-cell office:value-type="string" calcext:value-type="string">
            <text:p>/ant/core/trunk/src/main/org/apache/tools/ant/taskdefs/optional/ejb/DDCreatorHelp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condition/ResourceContains.java</text:p>
          </table:table-cell>
          <table:table-cell office:value-type="string" calcext:value-type="string">
            <text:p>/ant/core/trunk/src/main/org/apache/tools/ant/filters/ExpandProperties.java</text:p>
          </table:table-cell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ant/core/trunk/src/main/org/apache/tools/ant/taskdefs/condition/ResourceContains.java</text:p>
          </table:table-cell>
          <table:table-cell office:value-type="string" calcext:value-type="string">
            <text:p>/ant/core/trunk/src/main/org/apache/tools/ant/input/SecureInputHandler.java</text:p>
          </table:table-cell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sp/Jasper41Mangler.java</text:p>
          </table:table-cell>
          <table:table-cell office:value-type="string" calcext:value-type="string">
            <text:p>/ant/core/trunk/src/main/org/apache/tools/ant/taskdefs/optional/dotnet/Net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sp/Jasper41Mangler.java</text:p>
          </table:table-cell>
          <table:table-cell office:value-type="string" calcext:value-type="string">
            <text:p>/ant/core/trunk/src/main/org/apache/tools/ant/taskdefs/optional/jlink/ClassNameRead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First.java</text:p>
          </table:table-cell>
          <table:table-cell office:value-type="string" calcext:value-type="string">
            <text:p>/ant/core/trunk/src/main/org/apache/tools/ant/types/resources/Las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First.java</text:p>
          </table:table-cell>
          <table:table-cell office:value-type="string" calcext:value-type="string">
            <text:p>/ant/core/trunk/src/main/org/apache/tools/ant/types/resources/SizeLimitCollectio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tests/junit/org/apache/tools/ant/BuildFileTest.java</text:p>
          </table:table-cell>
          <table:table-cell office:value-type="string" calcext:value-type="string">
            <text:p>/ant/core/trunk/src/main/org/apache/tools/ant/Executo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tests/junit/org/apache/tools/ant/BuildFileTest.java</text:p>
          </table:table-cell>
          <table:table-cell office:value-type="string" calcext:value-type="string">
            <text:p>/ant/core/trunk/src/main/org/apache/tools/ant/taskdefs/optional/junit/FailureRecord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Concat.java</text:p>
          </table:table-cell>
          <table:table-cell office:value-type="string" calcext:value-type="string">
            <text:p>/ant/core/trunk/src/main/org/apache/tools/ant/filters/ExpandProperties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xtension/JarLibManifestTask.java</text:p>
          </table:table-cell>
          <table:table-cell office:value-type="string" calcext:value-type="string">
            <text:p>/ant/core/trunk/src/main/org/apache/tools/ant/taskdefs/optional/extension/JarLibResolveTask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JUnitVersionHelper.java</text:p>
          </table:table-cell>
          <table:table-cell office:value-type="string" calcext:value-type="string">
            <text:p>/ant/core/trunk/src/main/org/apache/tools/ant/taskdefs/optional/jlink/jlink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JUnitVersionHelper.java</text:p>
          </table:table-cell>
          <table:table-cell office:value-type="string" calcext:value-type="string">
            <text:p>/ant/core/trunk/src/main/org/apache/tools/ant/taskdefs/optional/junit/FailureRecorder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zip/ZipFile.java</text:p>
          </table:table-cell>
          <table:table-cell office:value-type="string" calcext:value-type="string">
            <text:p>/ant/core/trunk/src/main/org/apache/tools/ant/util/Base64Convert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zip/ZipFile.java</text:p>
          </table:table-cell>
          <table:table-cell office:value-type="string" calcext:value-type="string">
            <text:p>/ant/core/trunk/src/main/org/apache/tools/zip/ExtraFieldUtil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plash/SplashTask.java</text:p>
          </table:table-cell>
          <table:table-cell office:value-type="string" calcext:value-type="string">
            <text:p>/ant/core/trunk/src/main/org/apache/tools/ant/taskdefs/ProcessDestroy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XMLJUnitResultFormatter.java</text:p>
          </table:table-cell>
          <table:table-cell office:value-type="string" calcext:value-type="string">
            <text:p>/ant/core/trunk/src/main/org/apache/tools/ant/taskdefs/optional/junit/BriefJUnitResultFormat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unit/XMLJUnitResultFormatter.java</text:p>
          </table:table-cell>
          <table:table-cell office:value-type="string" calcext:value-type="string">
            <text:p>/ant/core/trunk/src/main/org/apache/tools/ant/taskdefs/optional/junit/PlainJUnitResultFormat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sh/AbstractSshMessage.java</text:p>
          </table:table-cell>
          <table:table-cell office:value-type="string" calcext:value-type="string">
            <text:p>/ant/core/trunk/src/main/org/apache/tools/ant/taskdefs/optional/junit/BriefJUnitResultFormat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sh/AbstractSshMessage.java</text:p>
          </table:table-cell>
          <table:table-cell office:value-type="string" calcext:value-type="string">
            <text:p>/ant/core/trunk/src/main/org/apache/tools/ant/taskdefs/optional/junit/PlainJUnitResultFormat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Replace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xtension/ExtensionUtil.java</text:p>
          </table:table-cell>
          <table:table-cell office:value-type="string" calcext:value-type="string">
            <text:p>/ant/core/trunk/src/main/org/apache/tools/ant/taskdefs/optional/EchoProperti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xtension/ExtensionUtil.java</text:p>
          </table:table-cell>
          <table:table-cell office:value-type="string" calcext:value-type="string">
            <text:p>/ant/core/trunk/src/main/org/apache/tools/ant/taskdefs/optional/Rp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GenericDeploymentTool.java</text:p>
          </table:table-cell>
          <table:table-cell office:value-type="string" calcext:value-type="string">
            <text:p>/ant/core/trunk/src/main/org/apache/tools/ant/filters/HeadFil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GenericDeploymentTool.java</text:p>
          </table:table-cell>
          <table:table-cell office:value-type="string" calcext:value-type="string">
            <text:p>/ant/core/trunk/src/main/org/apache/tools/ant/filters/TabsToSpac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selectors/modifiedselector/DigestAlgorithm.java</text:p>
          </table:table-cell>
          <table:table-cell office:value-type="string" calcext:value-type="string">
            <text:p>/ant/core/trunk/src/main/org/apache/tools/ant/taskdefs/optional/junit/BriefJUnitResultFormatt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ypes/selectors/modifiedselector/DigestAlgorithm.java</text:p>
          </table:table-cell>
          <table:table-cell office:value-type="string" calcext:value-type="string">
            <text:p>/ant/core/trunk/src/main/org/apache/tools/ant/taskdefs/optional/junit/PlainJUnitResultFormatt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util/DeweyDecimal.java</text:p>
          </table:table-cell>
          <table:table-cell office:value-type="string" calcext:value-type="string">
            <text:p>/ant/core/trunk/src/main/org/apache/tools/ant/filters/HeadFilt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util/DeweyDecimal.java</text:p>
          </table:table-cell>
          <table:table-cell office:value-type="string" calcext:value-type="string">
            <text:p>/ant/core/trunk/src/main/org/apache/tools/ant/filters/TabsToSpace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JDBCTask.java</text:p>
          </table:table-cell>
          <table:table-cell office:value-type="string" calcext:value-type="string">
            <text:p>/ant/core/trunk/src/main/org/apache/tools/ant/taskdefs/Ge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sh/ScpFromMessageBySftp.java</text:p>
          </table:table-cell>
          <table:table-cell office:value-type="string" calcext:value-type="string">
            <text:p>/ant/core/trunk/src/main/org/apache/tools/ant/taskdefs/optional/i18n/Translat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2ee/WebLogicHotDeploymentTool.java</text:p>
          </table:table-cell>
          <table:table-cell office:value-type="string" calcext:value-type="string">
            <text:p>/ant/core/trunk/src/main/org/apache/tools/ant/taskdefs/optional/ejb/WeblogicDeploymentToo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2ee/WebLogicHotDeploymentTool.java</text:p>
          </table:table-cell>
          <table:table-cell office:value-type="string" calcext:value-type="string">
            <text:p>/ant/core/trunk/src/main/org/apache/tools/ant/taskdefs/optional/ejb/WebsphereDeploymentToo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zip/ExtraFieldUtils.java</text:p>
          </table:table-cell>
          <table:table-cell office:value-type="string" calcext:value-type="string">
            <text:p>/ant/core/trunk/src/main/org/apache/tools/tar/TarConstant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zip/ExtraFieldUtils.java</text:p>
          </table:table-cell>
          <table:table-cell office:value-type="string" calcext:value-type="string">
            <text:p>/ant/core/trunk/src/main/org/apache/tools/tar/TarUtil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Sleep.java</text:p>
          </table:table-cell>
          <table:table-cell office:value-type="string" calcext:value-type="string">
            <text:p>/ant/core/trunk/src/main/org/apache/tools/ant/taskdefs/ProcessDestroy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Sleep.java</text:p>
          </table:table-cell>
          <table:table-cell office:value-type="string" calcext:value-type="string">
            <text:p>/ant/core/trunk/src/main/org/apache/tools/ant/taskdefs/RecorderEntr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listener/BigProjectLogger.java</text:p>
          </table:table-cell>
          <table:table-cell office:value-type="string" calcext:value-type="string">
            <text:p>/ant/core/trunk/src/main/org/apache/tools/ant/DefaultLogger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util/ReaderInputStream.java</text:p>
          </table:table-cell>
          <table:table-cell office:value-type="string" calcext:value-type="string">
            <text:p>/ant/core/trunk/src/main/org/apache/tools/ant/taskdefs/StreamPumper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util/ReaderInputStream.java</text:p>
          </table:table-cell>
          <table:table-cell office:value-type="string" calcext:value-type="string">
            <text:p>/ant/core/trunk/src/main/org/apache/tools/ant/util/Base64Converter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filters/HeadFilter.java</text:p>
          </table:table-cell>
          <table:table-cell office:value-type="string" calcext:value-type="string">
            <text:p>/ant/core/trunk/src/main/org/apache/tools/ant/filters/TailFilt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ypes/ArchiveFileSet.java</text:p>
          </table:table-cell>
          <table:table-cell office:value-type="string" calcext:value-type="string">
            <text:p>/ant/core/trunk/src/main/org/apache/tools/ant/taskdefs/Unpack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DDCreator.java</text:p>
          </table:table-cell>
          <table:table-cell office:value-type="string" calcext:value-type="string">
            <text:p>/ant/core/trunk/src/main/org/apache/tools/ant/taskdefs/optional/ejb/Ejb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tar/TarUtils.java</text:p>
          </table:table-cell>
          <table:table-cell office:value-type="string" calcext:value-type="string">
            <text:p>/ant/core/trunk/src/main/org/apache/tools/mail/SmtpResponseRead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tar/TarUtils.java</text:p>
          </table:table-cell>
          <table:table-cell office:value-type="string" calcext:value-type="string">
            <text:p>/ant/core/trunk/src/main/org/apache/tools/tar/TarConstant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zip/UnixStat.java</text:p>
          </table:table-cell>
          <table:table-cell office:value-type="string" calcext:value-type="string">
            <text:p>/ant/core/trunk/src/main/org/apache/tools/tar/TarConstant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zip/UnixStat.java</text:p>
          </table:table-cell>
          <table:table-cell office:value-type="string" calcext:value-type="string">
            <text:p>/ant/core/trunk/src/main/org/apache/tools/tar/TarUtil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mail/SmtpResponseReader.java</text:p>
          </table:table-cell>
          <table:table-cell office:value-type="string" calcext:value-type="string">
            <text:p>/ant/core/trunk/src/main/org/apache/tools/tar/TarInputStrea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mail/SmtpResponseReader.java</text:p>
          </table:table-cell>
          <table:table-cell office:value-type="string" calcext:value-type="string">
            <text:p>/ant/core/trunk/src/main/org/apache/tools/tar/TarUtil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perforce/P4HandlerAdapter.java</text:p>
          </table:table-cell>
          <table:table-cell office:value-type="string" calcext:value-type="string">
            <text:p>/ant/core/trunk/src/main/org/apache/tools/ant/taskdefs/optional/perforce/P4Bas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ReplaceRegExp.java</text:p>
          </table:table-cell>
          <table:table-cell office:value-type="string" calcext:value-type="string">
            <text:p>/ant/core/trunk/src/main/org/apache/tools/ant/filters/ExpandPropertie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ReplaceRegExp.java</text:p>
          </table:table-cell>
          <table:table-cell office:value-type="string" calcext:value-type="string">
            <text:p>/ant/core/trunk/src/main/org/apache/tools/ant/taskdefs/Conca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JavaConstantResource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JavaConstantResource.java</text:p>
          </table:table-cell>
          <table:table-cell office:value-type="string" calcext:value-type="string">
            <text:p>/ant/core/trunk/src/main/org/apache/tools/ant/taskdefs/optional/testing/Funtes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cvslib/ChangeLogTask.java</text:p>
          </table:table-cell>
          <table:table-cell office:value-type="string" calcext:value-type="string">
            <text:p>/ant/core/trunk/src/main/org/apache/tools/ant/taskdefs/compilers/DefaultCompilerAdap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cvslib/ChangeLogTask.java</text:p>
          </table:table-cell>
          <table:table-cell office:value-type="string" calcext:value-type="string">
            <text:p>/ant/core/trunk/src/main/org/apache/tools/ant/taskdefs/cvslib/ChangeLogPars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UUEncoder.java</text:p>
          </table:table-cell>
          <table:table-cell office:value-type="string" calcext:value-type="string">
            <text:p>/ant/core/trunk/src/main/org/apache/tools/ant/taskdefs/optional/ejb/WeblogicDeploymentToo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util/UUEncoder.java</text:p>
          </table:table-cell>
          <table:table-cell office:value-type="string" calcext:value-type="string">
            <text:p>/ant/core/trunk/src/main/org/apache/tools/ant/taskdefs/optional/ejb/WebsphereDeploymentToo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input/SecureInputHandler.java</text:p>
          </table:table-cell>
          <table:table-cell office:value-type="string" calcext:value-type="string">
            <text:p>/ant/core/trunk/src/main/org/apache/tools/ant/taskdefs/condition/ResourceContain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input/SecureInputHandler.java</text:p>
          </table:table-cell>
          <table:table-cell office:value-type="string" calcext:value-type="string">
            <text:p>/ant/core/trunk/src/main/org/apache/tools/ant/taskdefs/optional/ssh/SSHExec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tests/junit/org/apache/tools/ant/taskdefs/PropertyTest.java</text:p>
          </table:table-cell>
          <table:table-cell office:value-type="string" calcext:value-type="string">
            <text:p>/ant/core/trunk/src/main/org/apache/tools/ant/taskdefs/Propert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util/optional/ScriptRunner.java</text:p>
          </table:table-cell>
          <table:table-cell office:value-type="string" calcext:value-type="string">
            <text:p>/ant/core/trunk/src/main/org/apache/tools/ant/util/optional/JavaxScriptRunn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WLRun.java</text:p>
          </table:table-cell>
          <table:table-cell office:value-type="string" calcext:value-type="string">
            <text:p>/ant/core/trunk/src/main/org/apache/tools/ant/taskdefs/optional/ejb/DDCreato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ejb/WLRun.java</text:p>
          </table:table-cell>
          <table:table-cell office:value-type="string" calcext:value-type="string">
            <text:p>/ant/core/trunk/src/main/org/apache/tools/ant/taskdefs/optional/ejb/DDCreatorHelp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zip/ZipShort.java</text:p>
          </table:table-cell>
          <table:table-cell office:value-type="string" calcext:value-type="string">
            <text:p>/ant/core/trunk/src/main/org/apache/tools/zip/ExtraFieldUtil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zip/ZipShort.java</text:p>
          </table:table-cell>
          <table:table-cell office:value-type="string" calcext:value-type="string">
            <text:p>/ant/core/trunk/src/main/org/apache/tools/zip/ZipEntr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SizeLimitCollection.java</text:p>
          </table:table-cell>
          <table:table-cell office:value-type="string" calcext:value-type="string">
            <text:p>/ant/core/trunk/src/main/org/apache/tools/ant/types/resources/Firs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SizeLimitCollection.java</text:p>
          </table:table-cell>
          <table:table-cell office:value-type="string" calcext:value-type="string">
            <text:p>/ant/core/trunk/src/main/org/apache/tools/ant/types/resources/Las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property/GetProperty.java</text:p>
          </table:table-cell>
          <table:table-cell office:value-type="string" calcext:value-type="string">
            <text:p>/ant/core/trunk/src/main/org/apache/tools/ant/PropertyHelp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property/GetProperty.java</text:p>
          </table:table-cell>
          <table:table-cell office:value-type="string" calcext:value-type="string">
            <text:p>/ant/core/trunk/src/main/org/apache/tools/ant/property/ParseNextPropert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dotnet/NetCommand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tests/junit/org/apache/tools/ant/util/FileUtilsTest.java</text:p>
          </table:table-cell>
          <table:table-cell office:value-type="string" calcext:value-type="string">
            <text:p>/ant/core/trunk/src/main/org/apache/tools/ant/taskdefs/FixCRLF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ypes/resources/Last.java</text:p>
          </table:table-cell>
          <table:table-cell office:value-type="string" calcext:value-type="string">
            <text:p>/ant/core/trunk/src/main/org/apache/tools/ant/types/PatternSe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link/ClassNameReader.java</text:p>
          </table:table-cell>
          <table:table-cell office:value-type="string" calcext:value-type="string">
            <text:p>/ant/core/trunk/src/main/org/apache/tools/ant/taskdefs/optional/dotnet/Net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link/ClassNameReader.java</text:p>
          </table:table-cell>
          <table:table-cell office:value-type="string" calcext:value-type="string">
            <text:p>/ant/core/trunk/src/main/org/apache/tools/ant/taskdefs/optional/jlink/jlink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condition/AntVersion.java</text:p>
          </table:table-cell>
          <table:table-cell office:value-type="string" calcext:value-type="string">
            <text:p>/ant/core/trunk/src/main/org/apache/tools/ant/helper/ProjectHelper2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et/FTP.java</text:p>
          </table:table-cell>
          <table:table-cell office:value-type="string" calcext:value-type="string">
            <text:p>/ant/core/trunk/src/main/org/apache/tools/ant/filters/HeadFilter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et/FTP.java</text:p>
          </table:table-cell>
          <table:table-cell office:value-type="string" calcext:value-type="string">
            <text:p>/ant/core/trunk/src/main/org/apache/tools/ant/filters/TabsToSpaces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ant/core/trunk/src/main/org/apache/tools/tar/TarInputStream.java</text:p>
          </table:table-cell>
          <table:table-cell office:value-type="string" calcext:value-type="string">
            <text:p>/ant/core/trunk/src/main/org/apache/tools/ant/taskdefs/optional/junit/BriefJUnitResultFormatter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tar/TarInputStream.java</text:p>
          </table:table-cell>
          <table:table-cell office:value-type="string" calcext:value-type="string">
            <text:p>/ant/core/trunk/src/main/org/apache/tools/ant/taskdefs/optional/junit/PlainJUnitResultFormatter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sp/JspNameMangler.java</text:p>
          </table:table-cell>
          <table:table-cell office:value-type="string" calcext:value-type="string">
            <text:p>/ant/core/trunk/src/main/org/apache/tools/ant/taskdefs/optional/dotnet/Net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jsp/JspNameMangler.java</text:p>
          </table:table-cell>
          <table:table-cell office:value-type="string" calcext:value-type="string">
            <text:p>/ant/core/trunk/src/main/org/apache/tools/ant/taskdefs/optional/jlink/ClassNameRead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ative2ascii/Native2AsciiAdapterFactory.java</text:p>
          </table:table-cell>
          <table:table-cell office:value-type="string" calcext:value-type="string">
            <text:p>/ant/core/trunk/src/main/org/apache/tools/ant/taskdefs/optional/EchoProperti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native2ascii/Native2AsciiAdapterFactory.java</text:p>
          </table:table-cell>
          <table:table-cell office:value-type="string" calcext:value-type="string">
            <text:p>/ant/core/trunk/src/main/org/apache/tools/ant/taskdefs/optional/Rp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sh/ScpToMessage.java</text:p>
          </table:table-cell>
          <table:table-cell office:value-type="string" calcext:value-type="string">
            <text:p>/ant/core/trunk/src/main/org/apache/tools/ant/taskdefs/optional/ssh/ScpFromMessag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askdefs/optional/ssh/ScpToMessage.java</text:p>
          </table:table-cell>
          <table:table-cell office:value-type="string" calcext:value-type="string">
            <text:p>/ant/core/trunk/src/main/org/apache/tools/ant/taskdefs/optional/ssh/ScpFromMessageBySftp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ant/core/trunk/src/main/org/apache/tools/ant/types/mappers/FilterMapper.java</text:p>
          </table:table-cell>
          <table:table-cell office:value-type="string" calcext:value-type="string">
            <text:p>/ant/core/trunk/src/main/org/apache/tools/ant/filters/ExpandPropertie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ant/core/trunk/src/main/org/apache/tools/ant/types/mappers/FilterMapper.java</text:p>
          </table:table-cell>
          <table:table-cell office:value-type="string" calcext:value-type="string">
            <text:p>/ant/core/trunk/src/main/org/apache/tools/ant/taskdefs/Conca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Sheet1.A1:Sheet1.F485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5T16:05:28.715625444</dc:date>
    <meta:document-statistic meta:table-count="1" meta:cell-count="2910" meta:object-count="0"/>
    <meta:generator>LibreOffice/4.2.7.2$Linux_X86_64 LibreOffice_project/420m0$Build-2</meta:generator>
  </office:meta>
</office:document-meta>
</file>